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3.74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133pt"/>
    </style:style>
    <style:style style:name="co5" style:family="table-column">
      <style:table-column-properties fo:break-before="auto" style:column-width="189.35pt"/>
    </style:style>
    <style:style style:name="co6" style:family="table-column">
      <style:table-column-properties fo:break-before="auto" style:column-width="164.64pt"/>
    </style:style>
    <style:style style:name="co7" style:family="table-column">
      <style:table-column-properties fo:break-before="auto" style:column-width="167.75pt"/>
    </style:style>
    <style:style style:name="co8" style:family="table-column">
      <style:table-column-properties fo:break-before="auto" style:column-width="192.44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172.3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fana_data_export(24)" table:style-name="ta1">
        <table:shapes>
          <draw:frame draw:z-index="0" draw:style-name="gr1" draw:text-style-name="P1" svg:width="453.51pt" svg:height="255.09pt" svg:x="381.06pt" svg:y="330.8pt">
            <loext:p draw:notify-on-update-of-ranges="'grafana_data_export(24)'.B1:'grafana_data_export(24)'.B1 'grafana_data_export(24)'.B2:'grafana_data_export(24)'.B40 'grafana_data_export(24)'.C1:'grafana_data_export(24)'.C1 'grafana_data_export(24)'.C2:'grafana_data_export(24)'.C40 'grafana_data_export(24)'.D1:'grafana_data_export(24)'.D1 'grafana_data_export(24)'.D2:'grafana_data_export(24)'.D40 'grafana_data_export(24)'.E1:'grafana_data_export(24)'.E1 'grafana_data_export(24)'.E2:'grafana_data_export(24)'.E40 'grafana_data_export(24)'.G1:'grafana_data_export(24)'.G1 'grafana_data_export(24)'.G2:'grafana_data_export(24)'.G40 'grafana_data_export(24)'.H1:'grafana_data_export(24)'.H1 'grafana_data_export(24)'.H2:'grafana_data_export(24)'.H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formula="of:=[.A44]" office:value-type="string" office:string-value="Time" calcext:value-type="string">
            <text:p>Time</text:p>
          </table:table-cell>
          <table:table-cell table:formula="of:=[.B44]" office:value-type="string" office:string-value="CPU Middletier" calcext:value-type="string">
            <text:p>CPU Middletier</text:p>
          </table:table-cell>
          <table:table-cell table:formula="of:=[.C44]" office:value-type="string" office:string-value="CPU Limit" calcext:value-type="string">
            <text:p>CPU Limit</text:p>
          </table:table-cell>
          <table:table-cell table:formula="of:=[.D44]" office:value-type="string" office:string-value="CPU Node" calcext:value-type="string">
            <text:p>CPU Node</text:p>
          </table:table-cell>
          <table:table-cell table:formula="of:=[.E44]" office:value-type="string" office:string-value="CFP Middletier" calcext:value-type="string">
            <text:p>CFP Middletier</text:p>
          </table:table-cell>
          <table:table-cell table:formula="of:=[.F44]" office:value-type="string" office:string-value="CFP Node" calcext:value-type="string">
            <text:p>CFP Node</text:p>
          </table:table-cell>
          <table:table-cell table:formula="of:=[.G44]" office:value-type="string" office:string-value="FPM Node" calcext:value-type="string">
            <text:p>FPM Node</text:p>
          </table:table-cell>
          <table:table-cell table:formula="of:=[.H44]" office:value-type="string" office:string-value="FPM Middletier" calcext:value-type="string">
            <text:p>FPM Middletier</text:p>
          </table:table-cell>
          <table:table-cell table:formula="of:=[.I44]" office:value-type="string" office:string-value="test_results.fail_count_elapsed" calcext:value-type="string">
            <text:p>test_results.fail_count_elapsed</text:p>
          </table:table-cell>
          <table:table-cell table:formula="of:=[.J44]" office:value-type="string" office:string-value="test_results.success_count_elapsed" calcext:value-type="string">
            <text:p>test_results.success_count_elapsed</text:p>
          </table:table-cell>
        </table:table-row>
        <table:table-row table:style-name="ro1">
          <table:table-cell table:formula="of:=[.A45]" office:value-type="string" office:string-value="2017-07-27T13:47:00+02:00" calcext:value-type="string">
            <text:p>2017-07-27T13:47:00+02:00</text:p>
          </table:table-cell>
          <table:table-cell table:formula="of:=[.B45]/1000" office:value-type="float" office:value="0.051" calcext:value-type="float">
            <text:p>0.051</text:p>
          </table:table-cell>
          <table:table-cell table:formula="of:=[.C45]/1000" office:value-type="float" office:value="1" calcext:value-type="float">
            <text:p>1</text:p>
          </table:table-cell>
          <table:table-cell table:formula="of:=[.D45]/1000" office:value-type="float" office:value="0.986000001430512" calcext:value-type="float">
            <text:p>0.986000001430512</text:p>
          </table:table-cell>
          <table:table-cell table:number-columns-repeated="4"/>
          <table:table-cell table:formula="of:=[.I45]" office:value-type="float" office:value="0" calcext:value-type="float">
            <text:p>0</text:p>
          </table:table-cell>
          <table:table-cell table:formula="of:=[.J45]" office:value-type="float" office:value="134" calcext:value-type="float">
            <text:p>134</text:p>
          </table:table-cell>
        </table:table-row>
        <table:table-row table:style-name="ro1">
          <table:table-cell table:formula="of:=[.A46]" office:value-type="string" office:string-value="2017-07-27T13:48:00+02:00" calcext:value-type="string">
            <text:p>2017-07-27T13:48:00+02:00</text:p>
          </table:table-cell>
          <table:table-cell table:formula="of:=[.B46]/1000" office:value-type="float" office:value="0.049" calcext:value-type="float">
            <text:p>0.049</text:p>
          </table:table-cell>
          <table:table-cell table:formula="of:=[.C46]/1000" office:value-type="float" office:value="1" calcext:value-type="float">
            <text:p>1</text:p>
          </table:table-cell>
          <table:table-cell table:formula="of:=[.D46]/1000" office:value-type="float" office:value="0.985249996185303" calcext:value-type="float">
            <text:p>0.985249996185303</text:p>
          </table:table-cell>
          <table:table-cell table:number-columns-repeated="4"/>
          <table:table-cell table:formula="of:=[.I46]" office:value-type="float" office:value="0" calcext:value-type="float">
            <text:p>0</text:p>
          </table:table-cell>
          <table:table-cell table:formula="of:=[.J46]" office:value-type="float" office:value="153" calcext:value-type="float">
            <text:p>153</text:p>
          </table:table-cell>
        </table:table-row>
        <table:table-row table:style-name="ro1">
          <table:table-cell table:formula="of:=[.A47]" office:value-type="string" office:string-value="2017-07-27T13:49:00+02:00" calcext:value-type="string">
            <text:p>2017-07-27T13:49:00+02:00</text:p>
          </table:table-cell>
          <table:table-cell table:formula="of:=[.B47]/1000" office:value-type="float" office:value="0.048" calcext:value-type="float">
            <text:p>0.048</text:p>
          </table:table-cell>
          <table:table-cell table:formula="of:=[.C47]/1000" office:value-type="float" office:value="1" calcext:value-type="float">
            <text:p>1</text:p>
          </table:table-cell>
          <table:table-cell table:formula="of:=[.D47]/1000" office:value-type="float" office:value="0.986000001430512" calcext:value-type="float">
            <text:p>0.986000001430512</text:p>
          </table:table-cell>
          <table:table-cell table:number-columns-repeated="4"/>
          <table:table-cell table:formula="of:=[.I47]" office:value-type="float" office:value="0" calcext:value-type="float">
            <text:p>0</text:p>
          </table:table-cell>
          <table:table-cell table:formula="of:=[.J47]" office:value-type="float" office:value="151" calcext:value-type="float">
            <text:p>151</text:p>
          </table:table-cell>
        </table:table-row>
        <table:table-row table:style-name="ro1">
          <table:table-cell table:formula="of:=[.A48]" office:value-type="string" office:string-value="2017-07-27T13:50:00+02:00" calcext:value-type="string">
            <text:p>2017-07-27T13:50:00+02:00</text:p>
          </table:table-cell>
          <table:table-cell table:formula="of:=[.B48]/1000" office:value-type="float" office:value="0.043" calcext:value-type="float">
            <text:p>0.043</text:p>
          </table:table-cell>
          <table:table-cell table:formula="of:=[.C48]/1000" office:value-type="float" office:value="1" calcext:value-type="float">
            <text:p>1</text:p>
          </table:table-cell>
          <table:table-cell table:formula="of:=[.D48]/1000" office:value-type="float" office:value="0.986000001430512" calcext:value-type="float">
            <text:p>0.986000001430512</text:p>
          </table:table-cell>
          <table:table-cell table:number-columns-repeated="4"/>
          <table:table-cell table:formula="of:=[.I48]" office:value-type="float" office:value="0" calcext:value-type="float">
            <text:p>0</text:p>
          </table:table-cell>
          <table:table-cell table:formula="of:=[.J48]" office:value-type="float" office:value="159" calcext:value-type="float">
            <text:p>159</text:p>
          </table:table-cell>
        </table:table-row>
        <table:table-row table:style-name="ro1">
          <table:table-cell table:formula="of:=[.A49]" office:value-type="string" office:string-value="2017-07-27T13:51:00+02:00" calcext:value-type="string">
            <text:p>2017-07-27T13:51:00+02:00</text:p>
          </table:table-cell>
          <table:table-cell table:formula="of:=[.B49]/1000" office:value-type="float" office:value="0.047" calcext:value-type="float">
            <text:p>0.047</text:p>
          </table:table-cell>
          <table:table-cell table:formula="of:=[.C49]/1000" office:value-type="float" office:value="1" calcext:value-type="float">
            <text:p>1</text:p>
          </table:table-cell>
          <table:table-cell table:formula="of:=[.D49]/1000" office:value-type="float" office:value="0.985750019550324" calcext:value-type="float">
            <text:p>0.985750019550324</text:p>
          </table:table-cell>
          <table:table-cell table:number-columns-repeated="4"/>
          <table:table-cell table:formula="of:=[.I49]" office:value-type="float" office:value="0" calcext:value-type="float">
            <text:p>0</text:p>
          </table:table-cell>
          <table:table-cell table:formula="of:=[.J49]" office:value-type="float" office:value="156" calcext:value-type="float">
            <text:p>156</text:p>
          </table:table-cell>
        </table:table-row>
        <table:table-row table:style-name="ro1">
          <table:table-cell table:formula="of:=[.A50]" office:value-type="string" office:string-value="2017-07-27T13:52:00+02:00" calcext:value-type="string">
            <text:p>2017-07-27T13:52:00+02:00</text:p>
          </table:table-cell>
          <table:table-cell table:formula="of:=[.B50]/1000" office:value-type="float" office:value="0.047" calcext:value-type="float">
            <text:p>0.047</text:p>
          </table:table-cell>
          <table:table-cell table:formula="of:=[.C50]/1000" office:value-type="float" office:value="1" calcext:value-type="float">
            <text:p>1</text:p>
          </table:table-cell>
          <table:table-cell table:formula="of:=[.D50]/1000" office:value-type="float" office:value="0.986249983310699" calcext:value-type="float">
            <text:p>0.986249983310699</text:p>
          </table:table-cell>
          <table:table-cell table:number-columns-repeated="4"/>
          <table:table-cell table:formula="of:=[.I50]" office:value-type="float" office:value="0" calcext:value-type="float">
            <text:p>0</text:p>
          </table:table-cell>
          <table:table-cell table:formula="of:=[.J50]" office:value-type="float" office:value="158" calcext:value-type="float">
            <text:p>158</text:p>
          </table:table-cell>
        </table:table-row>
        <table:table-row table:style-name="ro1">
          <table:table-cell table:formula="of:=[.A51]" office:value-type="string" office:string-value="2017-07-27T13:53:00+02:00" calcext:value-type="string">
            <text:p>2017-07-27T13:53:00+02:00</text:p>
          </table:table-cell>
          <table:table-cell table:formula="of:=[.B51]/1000" office:value-type="float" office:value="0.048" calcext:value-type="float">
            <text:p>0.048</text:p>
          </table:table-cell>
          <table:table-cell table:formula="of:=[.C51]/1000" office:value-type="float" office:value="1" calcext:value-type="float">
            <text:p>1</text:p>
          </table:table-cell>
          <table:table-cell table:formula="of:=[.D51]/1000" office:value-type="float" office:value="0.986000001430512" calcext:value-type="float">
            <text:p>0.986000001430512</text:p>
          </table:table-cell>
          <table:table-cell table:number-columns-repeated="4"/>
          <table:table-cell table:formula="of:=[.I51]" office:value-type="float" office:value="0" calcext:value-type="float">
            <text:p>0</text:p>
          </table:table-cell>
          <table:table-cell table:formula="of:=[.J51]" office:value-type="float" office:value="156" calcext:value-type="float">
            <text:p>156</text:p>
          </table:table-cell>
        </table:table-row>
        <table:table-row table:style-name="ro1">
          <table:table-cell table:formula="of:=[.A52]" office:value-type="string" office:string-value="2017-07-27T13:54:00+02:00" calcext:value-type="string">
            <text:p>2017-07-27T13:54:00+02:00</text:p>
          </table:table-cell>
          <table:table-cell table:formula="of:=[.B52]/1000" office:value-type="float" office:value="0.043" calcext:value-type="float">
            <text:p>0.043</text:p>
          </table:table-cell>
          <table:table-cell table:formula="of:=[.C52]/1000" office:value-type="float" office:value="1" calcext:value-type="float">
            <text:p>1</text:p>
          </table:table-cell>
          <table:table-cell table:formula="of:=[.D52]/1000" office:value-type="float" office:value="0.986500024795532" calcext:value-type="float">
            <text:p>0.986500024795532</text:p>
          </table:table-cell>
          <table:table-cell table:number-columns-repeated="4"/>
          <table:table-cell table:formula="of:=[.I52]" office:value-type="float" office:value="0" calcext:value-type="float">
            <text:p>0</text:p>
          </table:table-cell>
          <table:table-cell table:formula="of:=[.J52]" office:value-type="float" office:value="165" calcext:value-type="float">
            <text:p>165</text:p>
          </table:table-cell>
        </table:table-row>
        <table:table-row table:style-name="ro1">
          <table:table-cell table:formula="of:=[.A53]" office:value-type="string" office:string-value="2017-07-27T13:55:00+02:00" calcext:value-type="string">
            <text:p>2017-07-27T13:55:00+02:00</text:p>
          </table:table-cell>
          <table:table-cell table:formula="of:=[.B53]/1000" office:value-type="float" office:value="0.048" calcext:value-type="float">
            <text:p>0.048</text:p>
          </table:table-cell>
          <table:table-cell table:formula="of:=[.C53]/1000" office:value-type="float" office:value="1" calcext:value-type="float">
            <text:p>1</text:p>
          </table:table-cell>
          <table:table-cell table:formula="of:=[.D53]/1000" office:value-type="float" office:value="0.985499978065491" calcext:value-type="float">
            <text:p>0.985499978065491</text:p>
          </table:table-cell>
          <table:table-cell table:number-columns-repeated="4"/>
          <table:table-cell table:formula="of:=[.I53]" office:value-type="float" office:value="0" calcext:value-type="float">
            <text:p>0</text:p>
          </table:table-cell>
          <table:table-cell table:formula="of:=[.J53]" office:value-type="float" office:value="155" calcext:value-type="float">
            <text:p>155</text:p>
          </table:table-cell>
        </table:table-row>
        <table:table-row table:style-name="ro1">
          <table:table-cell table:formula="of:=[.A54]" office:value-type="string" office:string-value="2017-07-27T13:56:00+02:00" calcext:value-type="string">
            <text:p>2017-07-27T13:56:00+02:00</text:p>
          </table:table-cell>
          <table:table-cell table:formula="of:=[.B54]/1000" office:value-type="float" office:value="0.046" calcext:value-type="float">
            <text:p>0.046</text:p>
          </table:table-cell>
          <table:table-cell table:formula="of:=[.C54]/1000" office:value-type="float" office:value="1" calcext:value-type="float">
            <text:p>1</text:p>
          </table:table-cell>
          <table:table-cell table:formula="of:=[.D54]/1000" office:value-type="float" office:value="0.986500024795532" calcext:value-type="float">
            <text:p>0.986500024795532</text:p>
          </table:table-cell>
          <table:table-cell table:number-columns-repeated="4"/>
          <table:table-cell table:formula="of:=[.I54]" office:value-type="float" office:value="0" calcext:value-type="float">
            <text:p>0</text:p>
          </table:table-cell>
          <table:table-cell table:formula="of:=[.J54]" office:value-type="float" office:value="151" calcext:value-type="float">
            <text:p>151</text:p>
          </table:table-cell>
        </table:table-row>
        <table:table-row table:style-name="ro1">
          <table:table-cell table:formula="of:=[.A55]" office:value-type="string" office:string-value="2017-07-27T13:57:00+02:00" calcext:value-type="string">
            <text:p>2017-07-27T13:57:00+02:00</text:p>
          </table:table-cell>
          <table:table-cell table:formula="of:=[.B55]/1000" office:value-type="float" office:value="0.044" calcext:value-type="float">
            <text:p>0.044</text:p>
          </table:table-cell>
          <table:table-cell table:formula="of:=[.C55]/1000" office:value-type="float" office:value="1" calcext:value-type="float">
            <text:p>1</text:p>
          </table:table-cell>
          <table:table-cell table:formula="of:=[.D55]/1000" office:value-type="float" office:value="0.986249983310699" calcext:value-type="float">
            <text:p>0.986249983310699</text:p>
          </table:table-cell>
          <table:table-cell table:number-columns-repeated="4"/>
          <table:table-cell table:formula="of:=[.I55]" office:value-type="float" office:value="0" calcext:value-type="float">
            <text:p>0</text:p>
          </table:table-cell>
          <table:table-cell table:formula="of:=[.J55]" office:value-type="float" office:value="158" calcext:value-type="float">
            <text:p>158</text:p>
          </table:table-cell>
        </table:table-row>
        <table:table-row table:style-name="ro1">
          <table:table-cell table:formula="of:=[.A56]" office:value-type="string" office:string-value="2017-07-27T13:58:00+02:00" calcext:value-type="string">
            <text:p>2017-07-27T13:58:00+02:00</text:p>
          </table:table-cell>
          <table:table-cell table:formula="of:=[.B56]/1000" office:value-type="float" office:value="0.045" calcext:value-type="float">
            <text:p>0.045</text:p>
          </table:table-cell>
          <table:table-cell table:formula="of:=[.C56]/1000" office:value-type="float" office:value="1" calcext:value-type="float">
            <text:p>1</text:p>
          </table:table-cell>
          <table:table-cell table:formula="of:=[.D56]/1000" office:value-type="float" office:value="0.985499978065491" calcext:value-type="float">
            <text:p>0.985499978065491</text:p>
          </table:table-cell>
          <table:table-cell table:number-columns-repeated="4"/>
          <table:table-cell table:formula="of:=[.I56]" office:value-type="float" office:value="0" calcext:value-type="float">
            <text:p>0</text:p>
          </table:table-cell>
          <table:table-cell table:formula="of:=[.J56]" office:value-type="float" office:value="154" calcext:value-type="float">
            <text:p>154</text:p>
          </table:table-cell>
        </table:table-row>
        <table:table-row table:style-name="ro1">
          <table:table-cell table:formula="of:=[.A57]" office:value-type="string" office:string-value="2017-07-27T13:59:00+02:00" calcext:value-type="string">
            <text:p>2017-07-27T13:59:00+02:00</text:p>
          </table:table-cell>
          <table:table-cell table:formula="of:=[.B57]/1000" office:value-type="float" office:value="0.041" calcext:value-type="float">
            <text:p>0.041</text:p>
          </table:table-cell>
          <table:table-cell table:formula="of:=[.C57]/1000" office:value-type="float" office:value="1" calcext:value-type="float">
            <text:p>1</text:p>
          </table:table-cell>
          <table:table-cell table:formula="of:=[.D57]/1000" office:value-type="float" office:value="0.986000001430512" calcext:value-type="float">
            <text:p>0.986000001430512</text:p>
          </table:table-cell>
          <table:table-cell table:number-columns-repeated="4"/>
          <table:table-cell table:formula="of:=[.I57]" office:value-type="float" office:value="12" calcext:value-type="float">
            <text:p>12</text:p>
          </table:table-cell>
          <table:table-cell table:formula="of:=[.J57]" office:value-type="float" office:value="151" calcext:value-type="float">
            <text:p>151</text:p>
          </table:table-cell>
        </table:table-row>
        <table:table-row table:style-name="ro1">
          <table:table-cell table:formula="of:=[.A58]" office:value-type="string" office:string-value="2017-07-27T14:00:00+02:00" calcext:value-type="string">
            <text:p>2017-07-27T14:00:00+02:00</text:p>
          </table:table-cell>
          <table:table-cell table:formula="of:=[.B58]/1000" office:value-type="float" office:value="0.162" calcext:value-type="float">
            <text:p>0.162</text:p>
          </table:table-cell>
          <table:table-cell table:formula="of:=[.C58]/1000" office:value-type="float" office:value="1" calcext:value-type="float">
            <text:p>1</text:p>
          </table:table-cell>
          <table:table-cell table:formula="of:=[.D58]/1000" office:value-type="float" office:value="0.967000007629395" calcext:value-type="float">
            <text:p>0.967000007629395</text:p>
          </table:table-cell>
          <table:table-cell table:formula="of:=[.E58]/1000" office:value-type="float" office:value="0" calcext:value-type="float">
            <text:p>0</text:p>
          </table:table-cell>
          <table:table-cell table:formula="of:=[.F58]/1000" office:value-type="float" office:value="0.00312892778870549" calcext:value-type="float">
            <text:p>0.003128927788706</text:p>
          </table:table-cell>
          <table:table-cell table:formula="of:=[.G58]/1000" office:value-type="float" office:value="0.0028" calcext:value-type="float">
            <text:p>0.0028</text:p>
          </table:table-cell>
          <table:table-cell table:formula="of:=[.H58]/1000" office:value-type="float" office:value="0.0038" calcext:value-type="float">
            <text:p>0.0038</text:p>
          </table:table-cell>
          <table:table-cell table:formula="of:=[.I58]" office:value-type="float" office:value="1310" calcext:value-type="float">
            <text:p>1310</text:p>
          </table:table-cell>
          <table:table-cell table:formula="of:=[.J58]" office:value-type="float" office:value="2787" calcext:value-type="float">
            <text:p>2787</text:p>
          </table:table-cell>
        </table:table-row>
        <table:table-row table:style-name="ro1">
          <table:table-cell table:formula="of:=[.A59]" office:value-type="string" office:string-value="2017-07-27T14:01:00+02:00" calcext:value-type="string">
            <text:p>2017-07-27T14:01:00+02:00</text:p>
          </table:table-cell>
          <table:table-cell table:formula="of:=[.B59]/1000" office:value-type="float" office:value="0.405" calcext:value-type="float">
            <text:p>0.405</text:p>
          </table:table-cell>
          <table:table-cell table:formula="of:=[.C59]/1000" office:value-type="float" office:value="1" calcext:value-type="float">
            <text:p>1</text:p>
          </table:table-cell>
          <table:table-cell table:formula="of:=[.D59]/1000" office:value-type="float" office:value="0.946250021457672" calcext:value-type="float">
            <text:p>0.946250021457672</text:p>
          </table:table-cell>
          <table:table-cell table:formula="of:=[.E59]/1000" office:value-type="float" office:value="0.000000260464618762057" calcext:value-type="float">
            <text:p>2.60464618762057E-07</text:p>
          </table:table-cell>
          <table:table-cell table:formula="of:=[.F59]/1000" office:value-type="float" office:value="0.314702513280718" calcext:value-type="float">
            <text:p>0.314702513280718</text:p>
          </table:table-cell>
          <table:table-cell table:formula="of:=[.G59]/1000" office:value-type="float" office:value="0.3194" calcext:value-type="float">
            <text:p>0.3194</text:p>
          </table:table-cell>
          <table:table-cell table:formula="of:=[.H59]/1000" office:value-type="float" office:value="0.302" calcext:value-type="float">
            <text:p>0.302</text:p>
          </table:table-cell>
          <table:table-cell table:formula="of:=[.I59]" office:value-type="float" office:value="1799" calcext:value-type="float">
            <text:p>1799</text:p>
          </table:table-cell>
          <table:table-cell table:formula="of:=[.J59]" office:value-type="float" office:value="2053" calcext:value-type="float">
            <text:p>2053</text:p>
          </table:table-cell>
        </table:table-row>
        <table:table-row table:style-name="ro1">
          <table:table-cell table:formula="of:=[.A60]" office:value-type="string" office:string-value="2017-07-27T14:02:00+02:00" calcext:value-type="string">
            <text:p>2017-07-27T14:02:00+02:00</text:p>
          </table:table-cell>
          <table:table-cell table:formula="of:=[.B60]/1000" office:value-type="float" office:value="0.404" calcext:value-type="float">
            <text:p>0.404</text:p>
          </table:table-cell>
          <table:table-cell table:formula="of:=[.C60]/1000" office:value-type="float" office:value="1" calcext:value-type="float">
            <text:p>1</text:p>
          </table:table-cell>
          <table:table-cell table:formula="of:=[.D60]/1000" office:value-type="float" office:value="0.945999979972839" calcext:value-type="float">
            <text:p>0.945999979972839</text:p>
          </table:table-cell>
          <table:table-cell table:formula="of:=[.E60]/1000" office:value-type="float" office:value="0.000000308118700997895" calcext:value-type="float">
            <text:p>3.08118700997895E-07</text:p>
          </table:table-cell>
          <table:table-cell table:formula="of:=[.F60]/1000" office:value-type="float" office:value="0.314636492728155" calcext:value-type="float">
            <text:p>0.314636492728155</text:p>
          </table:table-cell>
          <table:table-cell table:formula="of:=[.G60]/1000" office:value-type="float" office:value="0.3096" calcext:value-type="float">
            <text:p>0.3096</text:p>
          </table:table-cell>
          <table:table-cell table:formula="of:=[.H60]/1000" office:value-type="float" office:value="0.32" calcext:value-type="float">
            <text:p>0.32</text:p>
          </table:table-cell>
          <table:table-cell table:formula="of:=[.I60]" office:value-type="float" office:value="2165" calcext:value-type="float">
            <text:p>2165</text:p>
          </table:table-cell>
          <table:table-cell table:formula="of:=[.J60]" office:value-type="float" office:value="1717" calcext:value-type="float">
            <text:p>1717</text:p>
          </table:table-cell>
        </table:table-row>
        <table:table-row table:style-name="ro1">
          <table:table-cell table:formula="of:=[.A61]" office:value-type="string" office:string-value="2017-07-27T14:03:00+02:00" calcext:value-type="string">
            <text:p>2017-07-27T14:03:00+02:00</text:p>
          </table:table-cell>
          <table:table-cell table:formula="of:=[.B61]/1000" office:value-type="float" office:value="0.402" calcext:value-type="float">
            <text:p>0.402</text:p>
          </table:table-cell>
          <table:table-cell table:formula="of:=[.C61]/1000" office:value-type="float" office:value="1" calcext:value-type="float">
            <text:p>1</text:p>
          </table:table-cell>
          <table:table-cell table:formula="of:=[.D61]/1000" office:value-type="float" office:value="0.949000000953674" calcext:value-type="float">
            <text:p>0.949000000953674</text:p>
          </table:table-cell>
          <table:table-cell table:formula="of:=[.E61]/1000" office:value-type="float" office:value="0.000000161720337010784" calcext:value-type="float">
            <text:p>1.61720337010784E-07</text:p>
          </table:table-cell>
          <table:table-cell table:formula="of:=[.F61]/1000" office:value-type="float" office:value="0.314768514174034" calcext:value-type="float">
            <text:p>0.314768514174034</text:p>
          </table:table-cell>
          <table:table-cell table:formula="of:=[.G61]/1000" office:value-type="float" office:value="0.3202" calcext:value-type="float">
            <text:p>0.3202</text:p>
          </table:table-cell>
          <table:table-cell table:formula="of:=[.H61]/1000" office:value-type="float" office:value="0.3136" calcext:value-type="float">
            <text:p>0.3136</text:p>
          </table:table-cell>
          <table:table-cell table:formula="of:=[.I61]" office:value-type="float" office:value="2218" calcext:value-type="float">
            <text:p>2218</text:p>
          </table:table-cell>
          <table:table-cell table:formula="of:=[.J61]" office:value-type="float" office:value="1648" calcext:value-type="float">
            <text:p>1648</text:p>
          </table:table-cell>
        </table:table-row>
        <table:table-row table:style-name="ro1">
          <table:table-cell table:formula="of:=[.A62]" office:value-type="string" office:string-value="2017-07-27T14:04:00+02:00" calcext:value-type="string">
            <text:p>2017-07-27T14:04:00+02:00</text:p>
          </table:table-cell>
          <table:table-cell table:formula="of:=[.B62]/1000" office:value-type="float" office:value="0.416" calcext:value-type="float">
            <text:p>0.416</text:p>
          </table:table-cell>
          <table:table-cell table:formula="of:=[.C62]/1000" office:value-type="float" office:value="1" calcext:value-type="float">
            <text:p>1</text:p>
          </table:table-cell>
          <table:table-cell table:formula="of:=[.D62]/1000" office:value-type="float" office:value="0.948750019073486" calcext:value-type="float">
            <text:p>0.948750019073486</text:p>
          </table:table-cell>
          <table:table-cell table:formula="of:=[.E62]/1000" office:value-type="float" office:value="0.000000423995099974039" calcext:value-type="float">
            <text:p>4.23995099974039E-07</text:p>
          </table:table-cell>
          <table:table-cell table:formula="of:=[.F62]/1000" office:value-type="float" office:value="0.314504392810239" calcext:value-type="float">
            <text:p>0.314504392810239</text:p>
          </table:table-cell>
          <table:table-cell table:formula="of:=[.G62]/1000" office:value-type="float" office:value="0.3226" calcext:value-type="float">
            <text:p>0.3226</text:p>
          </table:table-cell>
          <table:table-cell table:formula="of:=[.H62]/1000" office:value-type="float" office:value="0.3174" calcext:value-type="float">
            <text:p>0.3174</text:p>
          </table:table-cell>
          <table:table-cell table:formula="of:=[.I62]" office:value-type="float" office:value="2550" calcext:value-type="float">
            <text:p>2550</text:p>
          </table:table-cell>
          <table:table-cell table:formula="of:=[.J62]" office:value-type="float" office:value="1313" calcext:value-type="float">
            <text:p>1313</text:p>
          </table:table-cell>
        </table:table-row>
        <table:table-row table:style-name="ro1">
          <table:table-cell table:formula="of:=[.A63]" office:value-type="string" office:string-value="2017-07-27T14:05:00+02:00" calcext:value-type="string">
            <text:p>2017-07-27T14:05:00+02:00</text:p>
          </table:table-cell>
          <table:table-cell table:formula="of:=[.B63]/1000" office:value-type="float" office:value="0.401" calcext:value-type="float">
            <text:p>0.401</text:p>
          </table:table-cell>
          <table:table-cell table:formula="of:=[.C63]/1000" office:value-type="float" office:value="1" calcext:value-type="float">
            <text:p>1</text:p>
          </table:table-cell>
          <table:table-cell table:formula="of:=[.D63]/1000" office:value-type="float" office:value="0.950250029563904" calcext:value-type="float">
            <text:p>0.950250029563904</text:p>
          </table:table-cell>
          <table:table-cell table:formula="of:=[.E63]/1000" office:value-type="float" office:value="0.000000317221651779942" calcext:value-type="float">
            <text:p>3.17221651779942E-07</text:p>
          </table:table-cell>
          <table:table-cell table:formula="of:=[.F63]/1000" office:value-type="float" office:value="0.314768449945637" calcext:value-type="float">
            <text:p>0.314768449945637</text:p>
          </table:table-cell>
          <table:table-cell table:formula="of:=[.G63]/1000" office:value-type="float" office:value="0.3082" calcext:value-type="float">
            <text:p>0.3082</text:p>
          </table:table-cell>
          <table:table-cell table:formula="of:=[.H63]/1000" office:value-type="float" office:value="0.317" calcext:value-type="float">
            <text:p>0.317</text:p>
          </table:table-cell>
          <table:table-cell table:formula="of:=[.I63]" office:value-type="float" office:value="2631" calcext:value-type="float">
            <text:p>2631</text:p>
          </table:table-cell>
          <table:table-cell table:formula="of:=[.J63]" office:value-type="float" office:value="1227" calcext:value-type="float">
            <text:p>1227</text:p>
          </table:table-cell>
        </table:table-row>
        <table:table-row table:style-name="ro1">
          <table:table-cell table:formula="of:=[.A64]" office:value-type="string" office:string-value="2017-07-27T14:06:00+02:00" calcext:value-type="string">
            <text:p>2017-07-27T14:06:00+02:00</text:p>
          </table:table-cell>
          <table:table-cell table:formula="of:=[.B64]/1000" office:value-type="float" office:value="0.384" calcext:value-type="float">
            <text:p>0.384</text:p>
          </table:table-cell>
          <table:table-cell table:formula="of:=[.C64]/1000" office:value-type="float" office:value="1" calcext:value-type="float">
            <text:p>1</text:p>
          </table:table-cell>
          <table:table-cell table:formula="of:=[.D64]/1000" office:value-type="float" office:value="0.952499985694885" calcext:value-type="float">
            <text:p>0.952499985694885</text:p>
          </table:table-cell>
          <table:table-cell table:formula="of:=[.E64]/1000" office:value-type="float" office:value="0.000000236707857093066" calcext:value-type="float">
            <text:p>2.36707857093066E-07</text:p>
          </table:table-cell>
          <table:table-cell table:formula="of:=[.F64]/1000" office:value-type="float" office:value="0.314702437081308" calcext:value-type="float">
            <text:p>0.314702437081308</text:p>
          </table:table-cell>
          <table:table-cell table:formula="of:=[.G64]/1000" office:value-type="float" office:value="0.3064" calcext:value-type="float">
            <text:p>0.3064</text:p>
          </table:table-cell>
          <table:table-cell table:formula="of:=[.H64]/1000" office:value-type="float" office:value="0.3162" calcext:value-type="float">
            <text:p>0.3162</text:p>
          </table:table-cell>
          <table:table-cell table:formula="of:=[.I64]" office:value-type="float" office:value="2716" calcext:value-type="float">
            <text:p>2716</text:p>
          </table:table-cell>
          <table:table-cell table:formula="of:=[.J64]" office:value-type="float" office:value="1190" calcext:value-type="float">
            <text:p>1190</text:p>
          </table:table-cell>
        </table:table-row>
        <table:table-row table:style-name="ro1">
          <table:table-cell table:formula="of:=[.A65]" office:value-type="string" office:string-value="2017-07-27T14:07:00+02:00" calcext:value-type="string">
            <text:p>2017-07-27T14:07:00+02:00</text:p>
          </table:table-cell>
          <table:table-cell table:formula="of:=[.B65]/1000" office:value-type="float" office:value="0.402" calcext:value-type="float">
            <text:p>0.402</text:p>
          </table:table-cell>
          <table:table-cell table:formula="of:=[.C65]/1000" office:value-type="float" office:value="1" calcext:value-type="float">
            <text:p>1</text:p>
          </table:table-cell>
          <table:table-cell table:formula="of:=[.D65]/1000" office:value-type="float" office:value="0.950500011444092" calcext:value-type="float">
            <text:p>0.950500011444092</text:p>
          </table:table-cell>
          <table:table-cell table:formula="of:=[.E65]/1000" office:value-type="float" office:value="0.000000279436881300832" calcext:value-type="float">
            <text:p>2.79436881300832E-07</text:p>
          </table:table-cell>
          <table:table-cell table:formula="of:=[.F65]/1000" office:value-type="float" office:value="0.314504340821413" calcext:value-type="float">
            <text:p>0.314504340821413</text:p>
          </table:table-cell>
          <table:table-cell table:formula="of:=[.G65]/1000" office:value-type="float" office:value="0.326" calcext:value-type="float">
            <text:p>0.326</text:p>
          </table:table-cell>
          <table:table-cell table:formula="of:=[.H65]/1000" office:value-type="float" office:value="0.3132" calcext:value-type="float">
            <text:p>0.3132</text:p>
          </table:table-cell>
          <table:table-cell table:formula="of:=[.I65]" office:value-type="float" office:value="2680" calcext:value-type="float">
            <text:p>2680</text:p>
          </table:table-cell>
          <table:table-cell table:formula="of:=[.J65]" office:value-type="float" office:value="1213" calcext:value-type="float">
            <text:p>1213</text:p>
          </table:table-cell>
        </table:table-row>
        <table:table-row table:style-name="ro1">
          <table:table-cell table:formula="of:=[.A66]" office:value-type="string" office:string-value="2017-07-27T14:08:00+02:00" calcext:value-type="string">
            <text:p>2017-07-27T14:08:00+02:00</text:p>
          </table:table-cell>
          <table:table-cell table:formula="of:=[.B66]/1000" office:value-type="float" office:value="0.399" calcext:value-type="float">
            <text:p>0.399</text:p>
          </table:table-cell>
          <table:table-cell table:formula="of:=[.C66]/1000" office:value-type="float" office:value="1" calcext:value-type="float">
            <text:p>1</text:p>
          </table:table-cell>
          <table:table-cell table:formula="of:=[.D66]/1000" office:value-type="float" office:value="0.950999975204468" calcext:value-type="float">
            <text:p>0.950999975204468</text:p>
          </table:table-cell>
          <table:table-cell table:formula="of:=[.E66]/1000" office:value-type="float" office:value="0.000000163350254822614" calcext:value-type="float">
            <text:p>1.63350254822614E-07</text:p>
          </table:table-cell>
          <table:table-cell table:formula="of:=[.F66]/1000" office:value-type="float" office:value="0.31463639256038" calcext:value-type="float">
            <text:p>0.31463639256038</text:p>
          </table:table-cell>
          <table:table-cell table:formula="of:=[.G66]/1000" office:value-type="float" office:value="0.3174" calcext:value-type="float">
            <text:p>0.3174</text:p>
          </table:table-cell>
          <table:table-cell table:formula="of:=[.H66]/1000" office:value-type="float" office:value="0.3106" calcext:value-type="float">
            <text:p>0.3106</text:p>
          </table:table-cell>
          <table:table-cell table:formula="of:=[.I66]" office:value-type="float" office:value="2624" calcext:value-type="float">
            <text:p>2624</text:p>
          </table:table-cell>
          <table:table-cell table:formula="of:=[.J66]" office:value-type="float" office:value="1256" calcext:value-type="float">
            <text:p>1256</text:p>
          </table:table-cell>
        </table:table-row>
        <table:table-row table:style-name="ro1">
          <table:table-cell table:formula="of:=[.A67]" office:value-type="string" office:string-value="2017-07-27T14:09:00+02:00" calcext:value-type="string">
            <text:p>2017-07-27T14:09:00+02:00</text:p>
          </table:table-cell>
          <table:table-cell table:formula="of:=[.B67]/1000" office:value-type="float" office:value="0.396" calcext:value-type="float">
            <text:p>0.396</text:p>
          </table:table-cell>
          <table:table-cell table:formula="of:=[.C67]/1000" office:value-type="float" office:value="1" calcext:value-type="float">
            <text:p>1</text:p>
          </table:table-cell>
          <table:table-cell table:formula="of:=[.D67]/1000" office:value-type="float" office:value="0.95074999332428" calcext:value-type="float">
            <text:p>0.95074999332428</text:p>
          </table:table-cell>
          <table:table-cell table:formula="of:=[.E67]/1000" office:value-type="float" office:value="0.171044052941439" calcext:value-type="float">
            <text:p>0.171044052941439</text:p>
          </table:table-cell>
          <table:table-cell table:formula="of:=[.F67]/1000" office:value-type="float" office:value="0.309586517342867" calcext:value-type="float">
            <text:p>0.309586517342867</text:p>
          </table:table-cell>
          <table:table-cell table:formula="of:=[.G67]/1000" office:value-type="float" office:value="0.3078" calcext:value-type="float">
            <text:p>0.3078</text:p>
          </table:table-cell>
          <table:table-cell table:formula="of:=[.H67]/1000" office:value-type="float" office:value="0.4334" calcext:value-type="float">
            <text:p>0.4334</text:p>
          </table:table-cell>
          <table:table-cell table:formula="of:=[.I67]" office:value-type="float" office:value="2721" calcext:value-type="float">
            <text:p>2721</text:p>
          </table:table-cell>
          <table:table-cell table:formula="of:=[.J67]" office:value-type="float" office:value="1183" calcext:value-type="float">
            <text:p>1183</text:p>
          </table:table-cell>
        </table:table-row>
        <table:table-row table:style-name="ro1">
          <table:table-cell table:formula="of:=[.A68]" office:value-type="string" office:string-value="2017-07-27T14:10:00+02:00" calcext:value-type="string">
            <text:p>2017-07-27T14:10:00+02:00</text:p>
          </table:table-cell>
          <table:table-cell table:formula="of:=[.B68]/1000" office:value-type="float" office:value="0.38" calcext:value-type="float">
            <text:p>0.38</text:p>
          </table:table-cell>
          <table:table-cell table:formula="of:=[.C68]/1000" office:value-type="float" office:value="1" calcext:value-type="float">
            <text:p>1</text:p>
          </table:table-cell>
          <table:table-cell table:formula="of:=[.D68]/1000" office:value-type="float" office:value="0.953000009059906" calcext:value-type="float">
            <text:p>0.953000009059906</text:p>
          </table:table-cell>
          <table:table-cell table:formula="of:=[.E68]/1000" office:value-type="float" office:value="0.495531560657875" calcext:value-type="float">
            <text:p>0.495531560657875</text:p>
          </table:table-cell>
          <table:table-cell table:formula="of:=[.F68]/1000" office:value-type="float" office:value="0.304026062956957" calcext:value-type="float">
            <text:p>0.304026062956957</text:p>
          </table:table-cell>
          <table:table-cell table:formula="of:=[.G68]/1000" office:value-type="float" office:value="0.3136" calcext:value-type="float">
            <text:p>0.3136</text:p>
          </table:table-cell>
          <table:table-cell table:formula="of:=[.H68]/1000" office:value-type="float" office:value="0.6428" calcext:value-type="float">
            <text:p>0.6428</text:p>
          </table:table-cell>
          <table:table-cell table:formula="of:=[.I68]" office:value-type="float" office:value="2652" calcext:value-type="float">
            <text:p>2652</text:p>
          </table:table-cell>
          <table:table-cell table:formula="of:=[.J68]" office:value-type="float" office:value="1262" calcext:value-type="float">
            <text:p>1262</text:p>
          </table:table-cell>
        </table:table-row>
        <table:table-row table:style-name="ro1">
          <table:table-cell table:formula="of:=[.A69]" office:value-type="string" office:string-value="2017-07-27T14:11:00+02:00" calcext:value-type="string">
            <text:p>2017-07-27T14:11:00+02:00</text:p>
          </table:table-cell>
          <table:table-cell table:formula="of:=[.B69]/1000" office:value-type="float" office:value="0.392" calcext:value-type="float">
            <text:p>0.392</text:p>
          </table:table-cell>
          <table:table-cell table:formula="of:=[.C69]/1000" office:value-type="float" office:value="1" calcext:value-type="float">
            <text:p>1</text:p>
          </table:table-cell>
          <table:table-cell table:formula="of:=[.D69]/1000" office:value-type="float" office:value="0.95074999332428" calcext:value-type="float">
            <text:p>0.95074999332428</text:p>
          </table:table-cell>
          <table:table-cell table:formula="of:=[.E69]/1000" office:value-type="float" office:value="0.423363594567637" calcext:value-type="float">
            <text:p>0.423363594567637</text:p>
          </table:table-cell>
          <table:table-cell table:formula="of:=[.F69]/1000" office:value-type="float" office:value="0.303958943184494" calcext:value-type="float">
            <text:p>0.303958943184494</text:p>
          </table:table-cell>
          <table:table-cell table:formula="of:=[.G69]/1000" office:value-type="float" office:value="0.2992" calcext:value-type="float">
            <text:p>0.2992</text:p>
          </table:table-cell>
          <table:table-cell table:formula="of:=[.H69]/1000" office:value-type="float" office:value="0.591" calcext:value-type="float">
            <text:p>0.591</text:p>
          </table:table-cell>
          <table:table-cell table:formula="of:=[.I69]" office:value-type="float" office:value="2557" calcext:value-type="float">
            <text:p>2557</text:p>
          </table:table-cell>
          <table:table-cell table:formula="of:=[.J69]" office:value-type="float" office:value="1345" calcext:value-type="float">
            <text:p>1345</text:p>
          </table:table-cell>
        </table:table-row>
        <table:table-row table:style-name="ro1">
          <table:table-cell table:formula="of:=[.A70]" office:value-type="string" office:string-value="2017-07-27T14:12:00+02:00" calcext:value-type="string">
            <text:p>2017-07-27T14:12:00+02:00</text:p>
          </table:table-cell>
          <table:table-cell table:formula="of:=[.B70]/1000" office:value-type="float" office:value="0.396" calcext:value-type="float">
            <text:p>0.396</text:p>
          </table:table-cell>
          <table:table-cell table:formula="of:=[.C70]/1000" office:value-type="float" office:value="1" calcext:value-type="float">
            <text:p>1</text:p>
          </table:table-cell>
          <table:table-cell table:formula="of:=[.D70]/1000" office:value-type="float" office:value="0.950999975204468" calcext:value-type="float">
            <text:p>0.950999975204468</text:p>
          </table:table-cell>
          <table:table-cell table:formula="of:=[.E70]/1000" office:value-type="float" office:value="0.422168784027566" calcext:value-type="float">
            <text:p>0.422168784027566</text:p>
          </table:table-cell>
          <table:table-cell table:formula="of:=[.F70]/1000" office:value-type="float" office:value="0.304763687281823" calcext:value-type="float">
            <text:p>0.304763687281823</text:p>
          </table:table-cell>
          <table:table-cell table:formula="of:=[.G70]/1000" office:value-type="float" office:value="0.2994" calcext:value-type="float">
            <text:p>0.2994</text:p>
          </table:table-cell>
          <table:table-cell table:formula="of:=[.H70]/1000" office:value-type="float" office:value="0.5908" calcext:value-type="float">
            <text:p>0.5908</text:p>
          </table:table-cell>
          <table:table-cell table:formula="of:=[.I70]" office:value-type="float" office:value="2221" calcext:value-type="float">
            <text:p>2221</text:p>
          </table:table-cell>
          <table:table-cell table:formula="of:=[.J70]" office:value-type="float" office:value="1680" calcext:value-type="float">
            <text:p>1680</text:p>
          </table:table-cell>
        </table:table-row>
        <table:table-row table:style-name="ro1">
          <table:table-cell table:formula="of:=[.A71]" office:value-type="string" office:string-value="2017-07-27T14:13:00+02:00" calcext:value-type="string">
            <text:p>2017-07-27T14:13:00+02:00</text:p>
          </table:table-cell>
          <table:table-cell table:formula="of:=[.B71]/1000" office:value-type="float" office:value="0.414" calcext:value-type="float">
            <text:p>0.414</text:p>
          </table:table-cell>
          <table:table-cell table:formula="of:=[.C71]/1000" office:value-type="float" office:value="1" calcext:value-type="float">
            <text:p>1</text:p>
          </table:table-cell>
          <table:table-cell table:formula="of:=[.D71]/1000" office:value-type="float" office:value="0.946749985218048" calcext:value-type="float">
            <text:p>0.946749985218048</text:p>
          </table:table-cell>
          <table:table-cell table:formula="of:=[.E71]/1000" office:value-type="float" office:value="0.430099683229075" calcext:value-type="float">
            <text:p>0.430099683229075</text:p>
          </table:table-cell>
          <table:table-cell table:formula="of:=[.F71]/1000" office:value-type="float" office:value="0.304696638922938" calcext:value-type="float">
            <text:p>0.304696638922938</text:p>
          </table:table-cell>
          <table:table-cell table:formula="of:=[.G71]/1000" office:value-type="float" office:value="0.3084" calcext:value-type="float">
            <text:p>0.3084</text:p>
          </table:table-cell>
          <table:table-cell table:formula="of:=[.H71]/1000" office:value-type="float" office:value="0.6116" calcext:value-type="float">
            <text:p>0.6116</text:p>
          </table:table-cell>
          <table:table-cell table:formula="of:=[.I71]" office:value-type="float" office:value="2149" calcext:value-type="float">
            <text:p>2149</text:p>
          </table:table-cell>
          <table:table-cell table:formula="of:=[.J71]" office:value-type="float" office:value="1754" calcext:value-type="float">
            <text:p>1754</text:p>
          </table:table-cell>
        </table:table-row>
        <table:table-row table:style-name="ro1">
          <table:table-cell table:formula="of:=[.A72]" office:value-type="string" office:string-value="2017-07-27T14:14:00+02:00" calcext:value-type="string">
            <text:p>2017-07-27T14:14:00+02:00</text:p>
          </table:table-cell>
          <table:table-cell table:formula="of:=[.B72]/1000" office:value-type="float" office:value="0.4" calcext:value-type="float">
            <text:p>0.4</text:p>
          </table:table-cell>
          <table:table-cell table:formula="of:=[.C72]/1000" office:value-type="float" office:value="1" calcext:value-type="float">
            <text:p>1</text:p>
          </table:table-cell>
          <table:table-cell table:formula="of:=[.D72]/1000" office:value-type="float" office:value="0.947499990463257" calcext:value-type="float">
            <text:p>0.947499990463257</text:p>
          </table:table-cell>
          <table:table-cell table:formula="of:=[.E72]/1000" office:value-type="float" office:value="0.42123265538566" calcext:value-type="float">
            <text:p>0.42123265538566</text:p>
          </table:table-cell>
          <table:table-cell table:formula="of:=[.F72]/1000" office:value-type="float" office:value="0.305098758882722" calcext:value-type="float">
            <text:p>0.305098758882722</text:p>
          </table:table-cell>
          <table:table-cell table:formula="of:=[.G72]/1000" office:value-type="float" office:value="0.3004" calcext:value-type="float">
            <text:p>0.3004</text:p>
          </table:table-cell>
          <table:table-cell table:formula="of:=[.H72]/1000" office:value-type="float" office:value="0.602" calcext:value-type="float">
            <text:p>0.602</text:p>
          </table:table-cell>
          <table:table-cell table:formula="of:=[.I72]" office:value-type="float" office:value="2085" calcext:value-type="float">
            <text:p>2085</text:p>
          </table:table-cell>
          <table:table-cell table:formula="of:=[.J72]" office:value-type="float" office:value="1821" calcext:value-type="float">
            <text:p>1821</text:p>
          </table:table-cell>
        </table:table-row>
        <table:table-row table:style-name="ro1">
          <table:table-cell table:formula="of:=[.A73]" office:value-type="string" office:string-value="2017-07-27T14:15:00+02:00" calcext:value-type="string">
            <text:p>2017-07-27T14:15:00+02:00</text:p>
          </table:table-cell>
          <table:table-cell table:formula="of:=[.B73]/1000" office:value-type="float" office:value="0.379" calcext:value-type="float">
            <text:p>0.379</text:p>
          </table:table-cell>
          <table:table-cell table:formula="of:=[.C73]/1000" office:value-type="float" office:value="1" calcext:value-type="float">
            <text:p>1</text:p>
          </table:table-cell>
          <table:table-cell table:formula="of:=[.D73]/1000" office:value-type="float" office:value="0.949750006198883" calcext:value-type="float">
            <text:p>0.949750006198883</text:p>
          </table:table-cell>
          <table:table-cell table:formula="of:=[.E73]/1000" office:value-type="float" office:value="0.410336090736963" calcext:value-type="float">
            <text:p>0.410336090736963</text:p>
          </table:table-cell>
          <table:table-cell table:formula="of:=[.F73]/1000" office:value-type="float" office:value="0.305701447495904" calcext:value-type="float">
            <text:p>0.305701447495904</text:p>
          </table:table-cell>
          <table:table-cell table:formula="of:=[.G73]/1000" office:value-type="float" office:value="0.3106" calcext:value-type="float">
            <text:p>0.3106</text:p>
          </table:table-cell>
          <table:table-cell table:formula="of:=[.H73]/1000" office:value-type="float" office:value="0.5856" calcext:value-type="float">
            <text:p>0.5856</text:p>
          </table:table-cell>
          <table:table-cell table:formula="of:=[.I73]" office:value-type="float" office:value="1910" calcext:value-type="float">
            <text:p>1910</text:p>
          </table:table-cell>
          <table:table-cell table:formula="of:=[.J73]" office:value-type="float" office:value="1943" calcext:value-type="float">
            <text:p>1943</text:p>
          </table:table-cell>
        </table:table-row>
        <table:table-row table:style-name="ro1">
          <table:table-cell table:formula="of:=[.A74]" office:value-type="string" office:string-value="2017-07-27T14:16:00+02:00" calcext:value-type="string">
            <text:p>2017-07-27T14:16:00+02:00</text:p>
          </table:table-cell>
          <table:table-cell table:formula="of:=[.B74]/1000" office:value-type="float" office:value="0.409" calcext:value-type="float">
            <text:p>0.409</text:p>
          </table:table-cell>
          <table:table-cell table:formula="of:=[.C74]/1000" office:value-type="float" office:value="1" calcext:value-type="float">
            <text:p>1</text:p>
          </table:table-cell>
          <table:table-cell table:formula="of:=[.D74]/1000" office:value-type="float" office:value="0.948249995708466" calcext:value-type="float">
            <text:p>0.948249995708466</text:p>
          </table:table-cell>
          <table:table-cell table:formula="of:=[.E74]/1000" office:value-type="float" office:value="0.421347475955609" calcext:value-type="float">
            <text:p>0.421347475955609</text:p>
          </table:table-cell>
          <table:table-cell table:formula="of:=[.F74]/1000" office:value-type="float" office:value="0.329704357944936" calcext:value-type="float">
            <text:p>0.329704357944936</text:p>
          </table:table-cell>
          <table:table-cell table:formula="of:=[.G74]/1000" office:value-type="float" office:value="0.324" calcext:value-type="float">
            <text:p>0.324</text:p>
          </table:table-cell>
          <table:table-cell table:formula="of:=[.H74]/1000" office:value-type="float" office:value="0.612" calcext:value-type="float">
            <text:p>0.612</text:p>
          </table:table-cell>
          <table:table-cell table:formula="of:=[.I74]" office:value-type="float" office:value="2205" calcext:value-type="float">
            <text:p>2205</text:p>
          </table:table-cell>
          <table:table-cell table:formula="of:=[.J74]" office:value-type="float" office:value="1680" calcext:value-type="float">
            <text:p>1680</text:p>
          </table:table-cell>
        </table:table-row>
        <table:table-row table:style-name="ro1">
          <table:table-cell table:formula="of:=[.A75]" office:value-type="string" office:string-value="2017-07-27T14:17:00+02:00" calcext:value-type="string">
            <text:p>2017-07-27T14:17:00+02:00</text:p>
          </table:table-cell>
          <table:table-cell table:formula="of:=[.B75]/1000" office:value-type="float" office:value="0.409" calcext:value-type="float">
            <text:p>0.409</text:p>
          </table:table-cell>
          <table:table-cell table:formula="of:=[.C75]/1000" office:value-type="float" office:value="1" calcext:value-type="float">
            <text:p>1</text:p>
          </table:table-cell>
          <table:table-cell table:formula="of:=[.D75]/1000" office:value-type="float" office:value="0.949500024318695" calcext:value-type="float">
            <text:p>0.949500024318695</text:p>
          </table:table-cell>
          <table:table-cell table:formula="of:=[.E75]/1000" office:value-type="float" office:value="0.419530127830963" calcext:value-type="float">
            <text:p>0.419530127830963</text:p>
          </table:table-cell>
          <table:table-cell table:formula="of:=[.F75]/1000" office:value-type="float" office:value="0.392099608537007" calcext:value-type="float">
            <text:p>0.392099608537007</text:p>
          </table:table-cell>
          <table:table-cell table:formula="of:=[.G75]/1000" office:value-type="float" office:value="0.398" calcext:value-type="float">
            <text:p>0.398</text:p>
          </table:table-cell>
          <table:table-cell table:formula="of:=[.H75]/1000" office:value-type="float" office:value="0.6554" calcext:value-type="float">
            <text:p>0.6554</text:p>
          </table:table-cell>
          <table:table-cell table:formula="of:=[.I75]" office:value-type="float" office:value="2573" calcext:value-type="float">
            <text:p>2573</text:p>
          </table:table-cell>
          <table:table-cell table:formula="of:=[.J75]" office:value-type="float" office:value="1329" calcext:value-type="float">
            <text:p>1329</text:p>
          </table:table-cell>
        </table:table-row>
        <table:table-row table:style-name="ro1">
          <table:table-cell table:formula="of:=[.A76]" office:value-type="string" office:string-value="2017-07-27T14:18:00+02:00" calcext:value-type="string">
            <text:p>2017-07-27T14:18:00+02:00</text:p>
          </table:table-cell>
          <table:table-cell table:formula="of:=[.B76]/1000" office:value-type="float" office:value="0.404" calcext:value-type="float">
            <text:p>0.404</text:p>
          </table:table-cell>
          <table:table-cell table:formula="of:=[.C76]/1000" office:value-type="float" office:value="1" calcext:value-type="float">
            <text:p>1</text:p>
          </table:table-cell>
          <table:table-cell table:formula="of:=[.D76]/1000" office:value-type="float" office:value="0.950500011444092" calcext:value-type="float">
            <text:p>0.950500011444092</text:p>
          </table:table-cell>
          <table:table-cell table:formula="of:=[.E76]/1000" office:value-type="float" office:value="0.419161673812495" calcext:value-type="float">
            <text:p>0.419161673812495</text:p>
          </table:table-cell>
          <table:table-cell table:formula="of:=[.F76]/1000" office:value-type="float" office:value="0.5" calcext:value-type="float">
            <text:p>0.5</text:p>
          </table:table-cell>
          <table:table-cell table:formula="of:=[.G76]/1000" office:value-type="float" office:value="0.4988" calcext:value-type="float">
            <text:p>0.4988</text:p>
          </table:table-cell>
          <table:table-cell table:formula="of:=[.H76]/1000" office:value-type="float" office:value="0.7194" calcext:value-type="float">
            <text:p>0.7194</text:p>
          </table:table-cell>
          <table:table-cell table:formula="of:=[.I76]" office:value-type="float" office:value="2559" calcext:value-type="float">
            <text:p>2559</text:p>
          </table:table-cell>
          <table:table-cell table:formula="of:=[.J76]" office:value-type="float" office:value="1320" calcext:value-type="float">
            <text:p>1320</text:p>
          </table:table-cell>
        </table:table-row>
        <table:table-row table:style-name="ro1">
          <table:table-cell table:formula="of:=[.A77]" office:value-type="string" office:string-value="2017-07-27T14:19:00+02:00" calcext:value-type="string">
            <text:p>2017-07-27T14:19:00+02:00</text:p>
          </table:table-cell>
          <table:table-cell table:formula="of:=[.B77]/1000" office:value-type="float" office:value="0.419" calcext:value-type="float">
            <text:p>0.419</text:p>
          </table:table-cell>
          <table:table-cell table:formula="of:=[.C77]/1000" office:value-type="float" office:value="1" calcext:value-type="float">
            <text:p>1</text:p>
          </table:table-cell>
          <table:table-cell table:formula="of:=[.D77]/1000" office:value-type="float" office:value="0.947749972343445" calcext:value-type="float">
            <text:p>0.947749972343445</text:p>
          </table:table-cell>
          <table:table-cell table:formula="of:=[.E77]/1000" office:value-type="float" office:value="0.408702504202281" calcext:value-type="float">
            <text:p>0.408702504202281</text:p>
          </table:table-cell>
          <table:table-cell table:formula="of:=[.F77]/1000" office:value-type="float" office:value="0.5" calcext:value-type="float">
            <text:p>0.5</text:p>
          </table:table-cell>
          <table:table-cell table:formula="of:=[.G77]/1000" office:value-type="float" office:value="0.4898" calcext:value-type="float">
            <text:p>0.4898</text:p>
          </table:table-cell>
          <table:table-cell table:formula="of:=[.H77]/1000" office:value-type="float" office:value="0.6966" calcext:value-type="float">
            <text:p>0.6966</text:p>
          </table:table-cell>
          <table:table-cell table:formula="of:=[.I77]" office:value-type="float" office:value="2416" calcext:value-type="float">
            <text:p>2416</text:p>
          </table:table-cell>
          <table:table-cell table:formula="of:=[.J77]" office:value-type="float" office:value="1472" calcext:value-type="float">
            <text:p>1472</text:p>
          </table:table-cell>
        </table:table-row>
        <table:table-row table:style-name="ro1">
          <table:table-cell table:formula="of:=[.A78]" office:value-type="string" office:string-value="2017-07-27T14:20:00+02:00" calcext:value-type="string">
            <text:p>2017-07-27T14:20:00+02:00</text:p>
          </table:table-cell>
          <table:table-cell table:formula="of:=[.B78]/1000" office:value-type="float" office:value="0.405" calcext:value-type="float">
            <text:p>0.405</text:p>
          </table:table-cell>
          <table:table-cell table:formula="of:=[.C78]/1000" office:value-type="float" office:value="1" calcext:value-type="float">
            <text:p>1</text:p>
          </table:table-cell>
          <table:table-cell table:formula="of:=[.D78]/1000" office:value-type="float" office:value="0.948499977588654" calcext:value-type="float">
            <text:p>0.948499977588654</text:p>
          </table:table-cell>
          <table:table-cell table:formula="of:=[.E78]/1000" office:value-type="float" office:value="0.416359165521479" calcext:value-type="float">
            <text:p>0.416359165521479</text:p>
          </table:table-cell>
          <table:table-cell table:formula="of:=[.F78]/1000" office:value-type="float" office:value="0.499999999994053" calcext:value-type="float">
            <text:p>0.499999999994053</text:p>
          </table:table-cell>
          <table:table-cell table:formula="of:=[.G78]/1000" office:value-type="float" office:value="0.5002" calcext:value-type="float">
            <text:p>0.5002</text:p>
          </table:table-cell>
          <table:table-cell table:formula="of:=[.H78]/1000" office:value-type="float" office:value="0.711" calcext:value-type="float">
            <text:p>0.711</text:p>
          </table:table-cell>
          <table:table-cell table:formula="of:=[.I78]" office:value-type="float" office:value="2364" calcext:value-type="float">
            <text:p>2364</text:p>
          </table:table-cell>
          <table:table-cell table:formula="of:=[.J78]" office:value-type="float" office:value="1564" calcext:value-type="float">
            <text:p>1564</text:p>
          </table:table-cell>
        </table:table-row>
        <table:table-row table:style-name="ro1">
          <table:table-cell table:formula="of:=[.A79]" office:value-type="string" office:string-value="2017-07-27T14:21:00+02:00" calcext:value-type="string">
            <text:p>2017-07-27T14:21:00+02:00</text:p>
          </table:table-cell>
          <table:table-cell table:formula="of:=[.B79]/1000" office:value-type="float" office:value="0.42" calcext:value-type="float">
            <text:p>0.42</text:p>
          </table:table-cell>
          <table:table-cell table:formula="of:=[.C79]/1000" office:value-type="float" office:value="1" calcext:value-type="float">
            <text:p>1</text:p>
          </table:table-cell>
          <table:table-cell table:formula="of:=[.D79]/1000" office:value-type="float" office:value="0.949000000953674" calcext:value-type="float">
            <text:p>0.949000000953674</text:p>
          </table:table-cell>
          <table:table-cell table:formula="of:=[.E79]/1000" office:value-type="float" office:value="0.418840077815567" calcext:value-type="float">
            <text:p>0.418840077815567</text:p>
          </table:table-cell>
          <table:table-cell table:formula="of:=[.F79]/1000" office:value-type="float" office:value="0.499999999999715" calcext:value-type="float">
            <text:p>0.499999999999715</text:p>
          </table:table-cell>
          <table:table-cell table:formula="of:=[.G79]/1000" office:value-type="float" office:value="0.5028" calcext:value-type="float">
            <text:p>0.5028</text:p>
          </table:table-cell>
          <table:table-cell table:formula="of:=[.H79]/1000" office:value-type="float" office:value="0.7032" calcext:value-type="float">
            <text:p>0.7032</text:p>
          </table:table-cell>
          <table:table-cell table:formula="of:=[.I79]" office:value-type="float" office:value="2273" calcext:value-type="float">
            <text:p>2273</text:p>
          </table:table-cell>
          <table:table-cell table:formula="of:=[.J79]" office:value-type="float" office:value="1639" calcext:value-type="float">
            <text:p>1639</text:p>
          </table:table-cell>
        </table:table-row>
        <table:table-row table:style-name="ro1">
          <table:table-cell table:formula="of:=[.A80]" office:value-type="string" office:string-value="2017-07-27T14:22:00+02:00" calcext:value-type="string">
            <text:p>2017-07-27T14:22:00+02:00</text:p>
          </table:table-cell>
          <table:table-cell table:formula="of:=[.B80]/1000" office:value-type="float" office:value="0.408" calcext:value-type="float">
            <text:p>0.408</text:p>
          </table:table-cell>
          <table:table-cell table:formula="of:=[.C80]/1000" office:value-type="float" office:value="1" calcext:value-type="float">
            <text:p>1</text:p>
          </table:table-cell>
          <table:table-cell table:formula="of:=[.D80]/1000" office:value-type="float" office:value="0.946250021457672" calcext:value-type="float">
            <text:p>0.946250021457672</text:p>
          </table:table-cell>
          <table:table-cell table:formula="of:=[.E80]/1000" office:value-type="float" office:value="0.429215183754975" calcext:value-type="float">
            <text:p>0.429215183754975</text:p>
          </table:table-cell>
          <table:table-cell table:formula="of:=[.F80]/1000" office:value-type="float" office:value="0.499999999995668" calcext:value-type="float">
            <text:p>0.499999999995668</text:p>
          </table:table-cell>
          <table:table-cell table:formula="of:=[.G80]/1000" office:value-type="float" office:value="0.5036" calcext:value-type="float">
            <text:p>0.5036</text:p>
          </table:table-cell>
          <table:table-cell table:formula="of:=[.H80]/1000" office:value-type="float" office:value="0.7092" calcext:value-type="float">
            <text:p>0.7092</text:p>
          </table:table-cell>
          <table:table-cell table:formula="of:=[.I80]" office:value-type="float" office:value="2144" calcext:value-type="float">
            <text:p>2144</text:p>
          </table:table-cell>
          <table:table-cell table:formula="of:=[.J80]" office:value-type="float" office:value="1738" calcext:value-type="float">
            <text:p>1738</text:p>
          </table:table-cell>
        </table:table-row>
        <table:table-row table:style-name="ro1">
          <table:table-cell table:formula="of:=[.A81]" office:value-type="string" office:string-value="2017-07-27T14:23:00+02:00" calcext:value-type="string">
            <text:p>2017-07-27T14:23:00+02:00</text:p>
          </table:table-cell>
          <table:table-cell table:formula="of:=[.B81]/1000" office:value-type="float" office:value="0.411" calcext:value-type="float">
            <text:p>0.411</text:p>
          </table:table-cell>
          <table:table-cell table:formula="of:=[.C81]/1000" office:value-type="float" office:value="1" calcext:value-type="float">
            <text:p>1</text:p>
          </table:table-cell>
          <table:table-cell table:formula="of:=[.D81]/1000" office:value-type="float" office:value="0.947749972343445" calcext:value-type="float">
            <text:p>0.947749972343445</text:p>
          </table:table-cell>
          <table:table-cell table:formula="of:=[.E81]/1000" office:value-type="float" office:value="0.420907457176329" calcext:value-type="float">
            <text:p>0.420907457176329</text:p>
          </table:table-cell>
          <table:table-cell table:formula="of:=[.F81]/1000" office:value-type="float" office:value="0.499999999999644" calcext:value-type="float">
            <text:p>0.499999999999644</text:p>
          </table:table-cell>
          <table:table-cell table:formula="of:=[.G81]/1000" office:value-type="float" office:value="0.5142" calcext:value-type="float">
            <text:p>0.5142</text:p>
          </table:table-cell>
          <table:table-cell table:formula="of:=[.H81]/1000" office:value-type="float" office:value="0.702" calcext:value-type="float">
            <text:p>0.702</text:p>
          </table:table-cell>
          <table:table-cell table:formula="of:=[.I81]" office:value-type="float" office:value="2247" calcext:value-type="float">
            <text:p>2247</text:p>
          </table:table-cell>
          <table:table-cell table:formula="of:=[.J81]" office:value-type="float" office:value="1652" calcext:value-type="float">
            <text:p>1652</text:p>
          </table:table-cell>
        </table:table-row>
        <table:table-row table:style-name="ro1">
          <table:table-cell table:formula="of:=[.A82]" office:value-type="string" office:string-value="2017-07-27T14:24:00+02:00" calcext:value-type="string">
            <text:p>2017-07-27T14:24:00+02:00</text:p>
          </table:table-cell>
          <table:table-cell table:formula="of:=[.B82]/1000" office:value-type="float" office:value="0.415" calcext:value-type="float">
            <text:p>0.415</text:p>
          </table:table-cell>
          <table:table-cell table:formula="of:=[.C82]/1000" office:value-type="float" office:value="1" calcext:value-type="float">
            <text:p>1</text:p>
          </table:table-cell>
          <table:table-cell table:formula="of:=[.D82]/1000" office:value-type="float" office:value="0.949249982833862" calcext:value-type="float">
            <text:p>0.949249982833862</text:p>
          </table:table-cell>
          <table:table-cell table:formula="of:=[.E82]/1000" office:value-type="string" office:string-value="" calcext:value-type="error">
            <text:p>#VALUE!</text:p>
          </table:table-cell>
          <table:table-cell table:formula="of:=[.F82]/1000" office:value-type="string" office:string-value="" calcext:value-type="error">
            <text:p>#VALUE!</text:p>
          </table:table-cell>
          <table:table-cell table:formula="of:=[.G82]/1000" office:value-type="string" office:string-value="" calcext:value-type="error">
            <text:p>#VALUE!</text:p>
          </table:table-cell>
          <table:table-cell table:formula="of:=[.H82]/1000" office:value-type="string" office:string-value="" calcext:value-type="error">
            <text:p>#VALUE!</text:p>
          </table:table-cell>
          <table:table-cell table:formula="of:=[.I82]" office:value-type="float" office:value="2287" calcext:value-type="float">
            <text:p>2287</text:p>
          </table:table-cell>
          <table:table-cell table:formula="of:=[.J82]" office:value-type="float" office:value="1613" calcext:value-type="float">
            <text:p>1613</text:p>
          </table:table-cell>
        </table:table-row>
        <table:table-row table:style-name="ro1">
          <table:table-cell table:formula="of:=[.A83]" office:value-type="string" office:string-value="2017-07-27T14:25:00+02:00" calcext:value-type="string">
            <text:p>2017-07-27T14:25:00+02:00</text:p>
          </table:table-cell>
          <table:table-cell table:formula="of:=[.B83]/1000" office:value-type="string" office:string-value="" calcext:value-type="error">
            <text:p>#VALUE!</text:p>
          </table:table-cell>
          <table:table-cell table:formula="of:=[.C83]/1000" office:value-type="string" office:string-value="" calcext:value-type="error">
            <text:p>#VALUE!</text:p>
          </table:table-cell>
          <table:table-cell table:formula="of:=[.D83]/1000" office:value-type="string" office:string-value="" calcext:value-type="error">
            <text:p>#VALUE!</text:p>
          </table:table-cell>
          <table:table-cell table:formula="of:=[.E83]/1000" office:value-type="string" office:string-value="" calcext:value-type="error">
            <text:p>#VALUE!</text:p>
          </table:table-cell>
          <table:table-cell table:formula="of:=[.F83]/1000" office:value-type="string" office:string-value="" calcext:value-type="error">
            <text:p>#VALUE!</text:p>
          </table:table-cell>
          <table:table-cell table:formula="of:=[.G83]/1000" office:value-type="string" office:string-value="" calcext:value-type="error">
            <text:p>#VALUE!</text:p>
          </table:table-cell>
          <table:table-cell table:formula="of:=[.H83]/1000" office:value-type="string" office:string-value="" calcext:value-type="error">
            <text:p>#VALUE!</text:p>
          </table:table-cell>
          <table:table-cell table:formula="of:=[.I83]" office:value-type="float" office:value="189" calcext:value-type="float">
            <text:p>189</text:p>
          </table:table-cell>
          <table:table-cell table:formula="of:=[.J83]" office:value-type="float" office:value="136" calcext:value-type="float">
            <text:p>136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PU Middletier</text:p>
          </table:table-cell>
          <table:table-cell office:value-type="string" calcext:value-type="string">
            <text:p>CPU Limit</text:p>
          </table:table-cell>
          <table:table-cell office:value-type="string" calcext:value-type="string">
            <text:p>CPU Node</text:p>
          </table:table-cell>
          <table:table-cell office:value-type="string" calcext:value-type="string">
            <text:p>CFP Middletier</text:p>
          </table:table-cell>
          <table:table-cell office:value-type="string" calcext:value-type="string">
            <text:p>CFP Node</text:p>
          </table:table-cell>
          <table:table-cell office:value-type="string" calcext:value-type="string">
            <text:p>FPM Node</text:p>
          </table:table-cell>
          <table:table-cell office:value-type="string" calcext:value-type="string">
            <text:p>FPM Middletier</text:p>
          </table:table-cell>
          <table:table-cell office:value-type="string" calcext:value-type="string">
            <text:p>test_results.fail_count_elapsed</text:p>
          </table:table-cell>
          <table:table-cell office:value-type="string" calcext:value-type="string">
            <text:p>test_results.success_count_elapsed</text:p>
          </table:table-cell>
        </table:table-row>
        <table:table-row table:style-name="ro1">
          <table:table-cell office:value-type="string" calcext:value-type="string">
            <text:p>2017-07-27T13:47:00+02:00</text:p>
          </table:table-cell>
          <table:table-cell office:value-type="float" office:value="51" calcext:value-type="float">
            <text:p>51</text:p>
          </table:table-cell>
          <table:table-cell office:value-type="float" office:value="1000" calcext:value-type="float">
            <text:p>1000</text:p>
          </table:table-cell>
          <table:table-cell office:value-type="float" office:value="986.000001430512" calcext:value-type="float">
            <text:p>986.00000143051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07-27T13:48:00+02:00</text:p>
          </table:table-cell>
          <table:table-cell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office:value-type="float" office:value="985.249996185303" calcext:value-type="float">
            <text:p>985.24999618530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7-07-27T13:49:00+02:00</text:p>
          </table:table-cell>
          <table:table-cell office:value-type="float" office:value="48" calcext:value-type="float">
            <text:p>48</text:p>
          </table:table-cell>
          <table:table-cell office:value-type="float" office:value="1000" calcext:value-type="float">
            <text:p>1000</text:p>
          </table:table-cell>
          <table:table-cell office:value-type="float" office:value="986.000001430512" calcext:value-type="float">
            <text:p>986.00000143051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07-27T13:50:00+02:00</text:p>
          </table:table-cell>
          <table:table-cell office:value-type="float" office:value="43" calcext:value-type="float">
            <text:p>43</text:p>
          </table:table-cell>
          <table:table-cell office:value-type="float" office:value="1000" calcext:value-type="float">
            <text:p>1000</text:p>
          </table:table-cell>
          <table:table-cell office:value-type="float" office:value="986.000001430512" calcext:value-type="float">
            <text:p>986.00000143051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07-27T13:51:00+02:00</text:p>
          </table:table-cell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float" office:value="985.750019550324" calcext:value-type="float">
            <text:p>985.75001955032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7-07-27T13:52:00+02:00</text:p>
          </table:table-cell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float" office:value="986.249983310699" calcext:value-type="float">
            <text:p>986.24998331069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7-07-27T13:53:00+02:00</text:p>
          </table:table-cell>
          <table:table-cell office:value-type="float" office:value="48" calcext:value-type="float">
            <text:p>48</text:p>
          </table:table-cell>
          <table:table-cell office:value-type="float" office:value="1000" calcext:value-type="float">
            <text:p>1000</text:p>
          </table:table-cell>
          <table:table-cell office:value-type="float" office:value="986.000001430512" calcext:value-type="float">
            <text:p>986.00000143051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7-07-27T13:54:00+02:00</text:p>
          </table:table-cell>
          <table:table-cell office:value-type="float" office:value="43" calcext:value-type="float">
            <text:p>43</text:p>
          </table:table-cell>
          <table:table-cell office:value-type="float" office:value="1000" calcext:value-type="float">
            <text:p>1000</text:p>
          </table:table-cell>
          <table:table-cell office:value-type="float" office:value="986.500024795532" calcext:value-type="float">
            <text:p>986.50002479553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17-07-27T13:55:00+02:00</text:p>
          </table:table-cell>
          <table:table-cell office:value-type="float" office:value="48" calcext:value-type="float">
            <text:p>48</text:p>
          </table:table-cell>
          <table:table-cell office:value-type="float" office:value="1000" calcext:value-type="float">
            <text:p>1000</text:p>
          </table:table-cell>
          <table:table-cell office:value-type="float" office:value="985.499978065491" calcext:value-type="float">
            <text:p>985.49997806549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7-07-27T13:56:00+02:00</text:p>
          </table:table-cell>
          <table:table-cell office:value-type="float" office:value="46" calcext:value-type="float">
            <text:p>46</text:p>
          </table:table-cell>
          <table:table-cell office:value-type="float" office:value="1000" calcext:value-type="float">
            <text:p>1000</text:p>
          </table:table-cell>
          <table:table-cell office:value-type="float" office:value="986.500024795532" calcext:value-type="float">
            <text:p>986.50002479553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07-27T13:57:00+02:00</text:p>
          </table:table-cell>
          <table:table-cell office:value-type="float" office:value="44" calcext:value-type="float">
            <text:p>44</text:p>
          </table:table-cell>
          <table:table-cell office:value-type="float" office:value="1000" calcext:value-type="float">
            <text:p>1000</text:p>
          </table:table-cell>
          <table:table-cell office:value-type="float" office:value="986.249983310699" calcext:value-type="float">
            <text:p>986.24998331069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7-07-27T13:58:00+02:00</text:p>
          </table:table-cell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office:value-type="float" office:value="985.499978065491" calcext:value-type="float">
            <text:p>985.49997806549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07-27T13:59:00+02:00</text:p>
          </table:table-cell>
          <table:table-cell office:value-type="float" office:value="41" calcext:value-type="float">
            <text:p>41</text:p>
          </table:table-cell>
          <table:table-cell office:value-type="float" office:value="1000" calcext:value-type="float">
            <text:p>1000</text:p>
          </table:table-cell>
          <table:table-cell office:value-type="float" office:value="986.000001430512" calcext:value-type="float">
            <text:p>986.0000014305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07-27T14:00:00+02:00</text:p>
          </table:table-cell>
          <table:table-cell office:value-type="float" office:value="162" calcext:value-type="float">
            <text:p>162</text:p>
          </table:table-cell>
          <table:table-cell office:value-type="float" office:value="1000" calcext:value-type="float">
            <text:p>1000</text:p>
          </table:table-cell>
          <table:table-cell office:value-type="float" office:value="967.000007629395" calcext:value-type="float">
            <text:p>967.000007629395</text:p>
          </table:table-cell>
          <table:table-cell office:value-type="float" office:value="0" calcext:value-type="float">
            <text:p>0</text:p>
          </table:table-cell>
          <table:table-cell office:value-type="float" office:value="3.12892778870549" calcext:value-type="float">
            <text:p>3.12892778870549</text:p>
          </table:table-cell>
          <table:table-cell office:value-type="float" office:value="2.8" calcext:value-type="float">
            <text:p>2.8</text:p>
          </table:table-cell>
          <table:table-cell office:value-type="float" office:value="3.8" calcext:value-type="float">
            <text:p>3.8</text:p>
          </table:table-cell>
          <table:table-cell office:value-type="float" office:value="1310" calcext:value-type="float">
            <text:p>1310</text:p>
          </table:table-cell>
          <table:table-cell office:value-type="float" office:value="2787" calcext:value-type="float">
            <text:p>2787</text:p>
          </table:table-cell>
        </table:table-row>
        <table:table-row table:style-name="ro1">
          <table:table-cell office:value-type="string" calcext:value-type="string">
            <text:p>2017-07-27T14:01:00+02:00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946.250021457672" calcext:value-type="float">
            <text:p>946.250021457672</text:p>
          </table:table-cell>
          <table:table-cell office:value-type="float" office:value="0.000260464618762057" calcext:value-type="float">
            <text:p>0.000260464618762</text:p>
          </table:table-cell>
          <table:table-cell office:value-type="float" office:value="314.702513280718" calcext:value-type="float">
            <text:p>314.702513280718</text:p>
          </table:table-cell>
          <table:table-cell office:value-type="float" office:value="319.4" calcext:value-type="float">
            <text:p>319.4</text:p>
          </table:table-cell>
          <table:table-cell office:value-type="float" office:value="302" calcext:value-type="float">
            <text:p>302</text:p>
          </table:table-cell>
          <table:table-cell office:value-type="float" office:value="1799" calcext:value-type="float">
            <text:p>1799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2017-07-27T14:02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45.999979972839" calcext:value-type="float">
            <text:p>945.999979972839</text:p>
          </table:table-cell>
          <table:table-cell office:value-type="float" office:value="0.000308118700997895" calcext:value-type="float">
            <text:p>0.000308118700998</text:p>
          </table:table-cell>
          <table:table-cell office:value-type="float" office:value="314.636492728155" calcext:value-type="float">
            <text:p>314.636492728155</text:p>
          </table:table-cell>
          <table:table-cell office:value-type="float" office:value="309.6" calcext:value-type="float">
            <text:p>309.6</text:p>
          </table:table-cell>
          <table:table-cell office:value-type="float" office:value="320" calcext:value-type="float">
            <text:p>320</text:p>
          </table:table-cell>
          <table:table-cell office:value-type="float" office:value="2165" calcext:value-type="float">
            <text:p>2165</text:p>
          </table:table-cell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string" calcext:value-type="string">
            <text:p>2017-07-27T14:03:00+02:00</text:p>
          </table:table-cell>
          <table:table-cell office:value-type="float" office:value="402" calcext:value-type="float">
            <text:p>402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office:value-type="float" office:value="0.000161720337010784" calcext:value-type="float">
            <text:p>0.000161720337011</text:p>
          </table:table-cell>
          <table:table-cell office:value-type="float" office:value="314.768514174034" calcext:value-type="float">
            <text:p>314.768514174034</text:p>
          </table:table-cell>
          <table:table-cell office:value-type="float" office:value="320.2" calcext:value-type="float">
            <text:p>320.2</text:p>
          </table:table-cell>
          <table:table-cell office:value-type="float" office:value="313.6" calcext:value-type="float">
            <text:p>313.6</text:p>
          </table:table-cell>
          <table:table-cell office:value-type="float" office:value="2218" calcext:value-type="float">
            <text:p>2218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string" calcext:value-type="string">
            <text:p>2017-07-27T14:04:00+02:00</text:p>
          </table:table-cell>
          <table:table-cell office:value-type="float" office:value="416" calcext:value-type="float">
            <text:p>416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office:value-type="float" office:value="0.000423995099974039" calcext:value-type="float">
            <text:p>0.000423995099974</text:p>
          </table:table-cell>
          <table:table-cell office:value-type="float" office:value="314.504392810239" calcext:value-type="float">
            <text:p>314.504392810239</text:p>
          </table:table-cell>
          <table:table-cell office:value-type="float" office:value="322.6" calcext:value-type="float">
            <text:p>322.6</text:p>
          </table:table-cell>
          <table:table-cell office:value-type="float" office:value="317.4" calcext:value-type="float">
            <text:p>317.4</text:p>
          </table:table-cell>
          <table:table-cell office:value-type="float" office:value="2550" calcext:value-type="float">
            <text:p>2550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string" calcext:value-type="string">
            <text:p>2017-07-27T14:05:00+02:00</text:p>
          </table:table-cell>
          <table:table-cell office:value-type="float" office:value="401" calcext:value-type="float">
            <text:p>401</text:p>
          </table:table-cell>
          <table:table-cell office:value-type="float" office:value="1000" calcext:value-type="float">
            <text:p>1000</text:p>
          </table:table-cell>
          <table:table-cell office:value-type="float" office:value="950.250029563904" calcext:value-type="float">
            <text:p>950.250029563904</text:p>
          </table:table-cell>
          <table:table-cell office:value-type="float" office:value="0.000317221651779942" calcext:value-type="float">
            <text:p>0.00031722165178</text:p>
          </table:table-cell>
          <table:table-cell office:value-type="float" office:value="314.768449945637" calcext:value-type="float">
            <text:p>314.768449945637</text:p>
          </table:table-cell>
          <table:table-cell office:value-type="float" office:value="308.2" calcext:value-type="float">
            <text:p>308.2</text:p>
          </table:table-cell>
          <table:table-cell office:value-type="float" office:value="317" calcext:value-type="float">
            <text:p>317</text:p>
          </table:table-cell>
          <table:table-cell office:value-type="float" office:value="2631" calcext:value-type="float">
            <text:p>2631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string" calcext:value-type="string">
            <text:p>2017-07-27T14:06:00+02:00</text:p>
          </table:table-cell>
          <table:table-cell office:value-type="float" office:value="384" calcext:value-type="float">
            <text:p>384</text:p>
          </table:table-cell>
          <table:table-cell office:value-type="float" office:value="1000" calcext:value-type="float">
            <text:p>1000</text:p>
          </table:table-cell>
          <table:table-cell office:value-type="float" office:value="952.499985694885" calcext:value-type="float">
            <text:p>952.499985694885</text:p>
          </table:table-cell>
          <table:table-cell office:value-type="float" office:value="0.000236707857093066" calcext:value-type="float">
            <text:p>0.000236707857093</text:p>
          </table:table-cell>
          <table:table-cell office:value-type="float" office:value="314.702437081308" calcext:value-type="float">
            <text:p>314.702437081308</text:p>
          </table:table-cell>
          <table:table-cell office:value-type="float" office:value="306.4" calcext:value-type="float">
            <text:p>306.4</text:p>
          </table:table-cell>
          <table:table-cell office:value-type="float" office:value="316.2" calcext:value-type="float">
            <text:p>316.2</text:p>
          </table:table-cell>
          <table:table-cell office:value-type="float" office:value="2716" calcext:value-type="float">
            <text:p>2716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2017-07-27T14:07:00+02:00</text:p>
          </table:table-cell>
          <table:table-cell office:value-type="float" office:value="402" calcext:value-type="float">
            <text:p>402</text:p>
          </table:table-cell>
          <table:table-cell office:value-type="float" office:value="1000" calcext:value-type="float">
            <text:p>1000</text:p>
          </table:table-cell>
          <table:table-cell office:value-type="float" office:value="950.500011444092" calcext:value-type="float">
            <text:p>950.500011444092</text:p>
          </table:table-cell>
          <table:table-cell office:value-type="float" office:value="0.000279436881300832" calcext:value-type="float">
            <text:p>0.000279436881301</text:p>
          </table:table-cell>
          <table:table-cell office:value-type="float" office:value="314.504340821414" calcext:value-type="float">
            <text:p>314.504340821414</text:p>
          </table:table-cell>
          <table:table-cell office:value-type="float" office:value="326" calcext:value-type="float">
            <text:p>326</text:p>
          </table:table-cell>
          <table:table-cell office:value-type="float" office:value="313.2" calcext:value-type="float">
            <text:p>313.2</text:p>
          </table:table-cell>
          <table:table-cell office:value-type="float" office:value="2680" calcext:value-type="float">
            <text:p>2680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string" calcext:value-type="string">
            <text:p>2017-07-27T14:08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50.999975204468" calcext:value-type="float">
            <text:p>950.999975204468</text:p>
          </table:table-cell>
          <table:table-cell office:value-type="float" office:value="0.000163350254822614" calcext:value-type="float">
            <text:p>0.000163350254823</text:p>
          </table:table-cell>
          <table:table-cell office:value-type="float" office:value="314.63639256038" calcext:value-type="float">
            <text:p>314.63639256038</text:p>
          </table:table-cell>
          <table:table-cell office:value-type="float" office:value="317.4" calcext:value-type="float">
            <text:p>317.4</text:p>
          </table:table-cell>
          <table:table-cell office:value-type="float" office:value="310.6" calcext:value-type="float">
            <text:p>310.6</text:p>
          </table:table-cell>
          <table:table-cell office:value-type="float" office:value="2624" calcext:value-type="float">
            <text:p>2624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string" calcext:value-type="string">
            <text:p>2017-07-27T14:09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50.74999332428" calcext:value-type="float">
            <text:p>950.74999332428</text:p>
          </table:table-cell>
          <table:table-cell office:value-type="float" office:value="171.044052941439" calcext:value-type="float">
            <text:p>171.044052941439</text:p>
          </table:table-cell>
          <table:table-cell office:value-type="float" office:value="309.586517342867" calcext:value-type="float">
            <text:p>309.586517342867</text:p>
          </table:table-cell>
          <table:table-cell office:value-type="float" office:value="307.8" calcext:value-type="float">
            <text:p>307.8</text:p>
          </table:table-cell>
          <table:table-cell office:value-type="float" office:value="433.4" calcext:value-type="float">
            <text:p>433.4</text:p>
          </table:table-cell>
          <table:table-cell office:value-type="float" office:value="2721" calcext:value-type="float">
            <text:p>2721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2017-07-27T14:10:00+02:00</text:p>
          </table:table-cell>
          <table:table-cell office:value-type="float" office:value="380" calcext:value-type="float">
            <text:p>380</text:p>
          </table:table-cell>
          <table:table-cell office:value-type="float" office:value="1000" calcext:value-type="float">
            <text:p>1000</text:p>
          </table:table-cell>
          <table:table-cell office:value-type="float" office:value="953.000009059906" calcext:value-type="float">
            <text:p>953.000009059906</text:p>
          </table:table-cell>
          <table:table-cell office:value-type="float" office:value="495.531560657875" calcext:value-type="float">
            <text:p>495.531560657875</text:p>
          </table:table-cell>
          <table:table-cell office:value-type="float" office:value="304.026062956957" calcext:value-type="float">
            <text:p>304.026062956957</text:p>
          </table:table-cell>
          <table:table-cell office:value-type="float" office:value="313.6" calcext:value-type="float">
            <text:p>313.6</text:p>
          </table:table-cell>
          <table:table-cell office:value-type="float" office:value="642.8" calcext:value-type="float">
            <text:p>642.8</text:p>
          </table:table-cell>
          <table:table-cell office:value-type="float" office:value="2652" calcext:value-type="float">
            <text:p>2652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string" calcext:value-type="string">
            <text:p>2017-07-27T14:11:00+02:00</text:p>
          </table:table-cell>
          <table:table-cell office:value-type="float" office:value="392" calcext:value-type="float">
            <text:p>392</text:p>
          </table:table-cell>
          <table:table-cell office:value-type="float" office:value="1000" calcext:value-type="float">
            <text:p>1000</text:p>
          </table:table-cell>
          <table:table-cell office:value-type="float" office:value="950.74999332428" calcext:value-type="float">
            <text:p>950.74999332428</text:p>
          </table:table-cell>
          <table:table-cell office:value-type="float" office:value="423.363594567637" calcext:value-type="float">
            <text:p>423.363594567637</text:p>
          </table:table-cell>
          <table:table-cell office:value-type="float" office:value="303.958943184494" calcext:value-type="float">
            <text:p>303.958943184494</text:p>
          </table:table-cell>
          <table:table-cell office:value-type="float" office:value="299.2" calcext:value-type="float">
            <text:p>299.2</text:p>
          </table:table-cell>
          <table:table-cell office:value-type="float" office:value="591" calcext:value-type="float">
            <text:p>591</text:p>
          </table:table-cell>
          <table:table-cell office:value-type="float" office:value="2557" calcext:value-type="float">
            <text:p>2557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string" calcext:value-type="string">
            <text:p>2017-07-27T14:12:00+02:00</text:p>
          </table:table-cell>
          <table:table-cell office:value-type="float" office:value="396" calcext:value-type="float">
            <text:p>396</text:p>
          </table:table-cell>
          <table:table-cell office:value-type="float" office:value="1000" calcext:value-type="float">
            <text:p>1000</text:p>
          </table:table-cell>
          <table:table-cell office:value-type="float" office:value="950.999975204468" calcext:value-type="float">
            <text:p>950.999975204468</text:p>
          </table:table-cell>
          <table:table-cell office:value-type="float" office:value="422.168784027566" calcext:value-type="float">
            <text:p>422.168784027566</text:p>
          </table:table-cell>
          <table:table-cell office:value-type="float" office:value="304.763687281823" calcext:value-type="float">
            <text:p>304.763687281823</text:p>
          </table:table-cell>
          <table:table-cell office:value-type="float" office:value="299.4" calcext:value-type="float">
            <text:p>299.4</text:p>
          </table:table-cell>
          <table:table-cell office:value-type="float" office:value="590.8" calcext:value-type="float">
            <text:p>590.8</text:p>
          </table:table-cell>
          <table:table-cell office:value-type="float" office:value="2221" calcext:value-type="float">
            <text:p>2221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2017-07-27T14:13:00+02:00</text:p>
          </table:table-cell>
          <table:table-cell office:value-type="float" office:value="414" calcext:value-type="float">
            <text:p>414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office:value-type="float" office:value="430.099683229075" calcext:value-type="float">
            <text:p>430.099683229075</text:p>
          </table:table-cell>
          <table:table-cell office:value-type="float" office:value="304.696638922938" calcext:value-type="float">
            <text:p>304.696638922938</text:p>
          </table:table-cell>
          <table:table-cell office:value-type="float" office:value="308.4" calcext:value-type="float">
            <text:p>308.4</text:p>
          </table:table-cell>
          <table:table-cell office:value-type="float" office:value="611.6" calcext:value-type="float">
            <text:p>611.6</text:p>
          </table:table-cell>
          <table:table-cell office:value-type="float" office:value="2149" calcext:value-type="float">
            <text:p>2149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string" calcext:value-type="string">
            <text:p>2017-07-27T14:14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office:value-type="float" office:value="421.23265538566" calcext:value-type="float">
            <text:p>421.23265538566</text:p>
          </table:table-cell>
          <table:table-cell office:value-type="float" office:value="305.098758882722" calcext:value-type="float">
            <text:p>305.098758882722</text:p>
          </table:table-cell>
          <table:table-cell office:value-type="float" office:value="300.4" calcext:value-type="float">
            <text:p>300.4</text:p>
          </table:table-cell>
          <table:table-cell office:value-type="float" office:value="602" calcext:value-type="float">
            <text:p>602</text:p>
          </table:table-cell>
          <table:table-cell office:value-type="float" office:value="2085" calcext:value-type="float">
            <text:p>2085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string" calcext:value-type="string">
            <text:p>2017-07-27T14:15:00+02:00</text:p>
          </table:table-cell>
          <table:table-cell office:value-type="float" office:value="379" calcext:value-type="float">
            <text:p>379</text:p>
          </table:table-cell>
          <table:table-cell office:value-type="float" office:value="1000" calcext:value-type="float">
            <text:p>1000</text:p>
          </table:table-cell>
          <table:table-cell office:value-type="float" office:value="949.750006198883" calcext:value-type="float">
            <text:p>949.750006198883</text:p>
          </table:table-cell>
          <table:table-cell office:value-type="float" office:value="410.336090736963" calcext:value-type="float">
            <text:p>410.336090736963</text:p>
          </table:table-cell>
          <table:table-cell office:value-type="float" office:value="305.701447495904" calcext:value-type="float">
            <text:p>305.701447495904</text:p>
          </table:table-cell>
          <table:table-cell office:value-type="float" office:value="310.6" calcext:value-type="float">
            <text:p>310.6</text:p>
          </table:table-cell>
          <table:table-cell office:value-type="float" office:value="585.6" calcext:value-type="float">
            <text:p>585.6</text:p>
          </table:table-cell>
          <table:table-cell office:value-type="float" office:value="1910" calcext:value-type="float">
            <text:p>1910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2017-07-27T14:16:00+02:00</text:p>
          </table:table-cell>
          <table:table-cell office:value-type="float" office:value="409" calcext:value-type="float">
            <text:p>409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office:value-type="float" office:value="421.347475955609" calcext:value-type="float">
            <text:p>421.347475955609</text:p>
          </table:table-cell>
          <table:table-cell office:value-type="float" office:value="329.704357944936" calcext:value-type="float">
            <text:p>329.704357944936</text:p>
          </table:table-cell>
          <table:table-cell office:value-type="float" office:value="324" calcext:value-type="float">
            <text:p>324</text:p>
          </table:table-cell>
          <table:table-cell office:value-type="float" office:value="612" calcext:value-type="float">
            <text:p>612</text:p>
          </table:table-cell>
          <table:table-cell office:value-type="float" office:value="2205" calcext:value-type="float">
            <text:p>2205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2017-07-27T14:17:00+02:00</text:p>
          </table:table-cell>
          <table:table-cell office:value-type="float" office:value="409" calcext:value-type="float">
            <text:p>409</text:p>
          </table:table-cell>
          <table:table-cell office:value-type="float" office:value="1000" calcext:value-type="float">
            <text:p>1000</text:p>
          </table:table-cell>
          <table:table-cell office:value-type="float" office:value="949.500024318695" calcext:value-type="float">
            <text:p>949.500024318695</text:p>
          </table:table-cell>
          <table:table-cell office:value-type="float" office:value="419.530127830963" calcext:value-type="float">
            <text:p>419.530127830963</text:p>
          </table:table-cell>
          <table:table-cell office:value-type="float" office:value="392.099608537007" calcext:value-type="float">
            <text:p>392.099608537007</text:p>
          </table:table-cell>
          <table:table-cell office:value-type="float" office:value="398" calcext:value-type="float">
            <text:p>398</text:p>
          </table:table-cell>
          <table:table-cell office:value-type="float" office:value="655.4" calcext:value-type="float">
            <text:p>655.4</text:p>
          </table:table-cell>
          <table:table-cell office:value-type="float" office:value="2573" calcext:value-type="float">
            <text:p>2573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string" calcext:value-type="string">
            <text:p>2017-07-27T14:18:00+02:00</text:p>
          </table:table-cell>
          <table:table-cell office:value-type="float" office:value="404" calcext:value-type="float">
            <text:p>404</text:p>
          </table:table-cell>
          <table:table-cell office:value-type="float" office:value="1000" calcext:value-type="float">
            <text:p>1000</text:p>
          </table:table-cell>
          <table:table-cell office:value-type="float" office:value="950.500011444092" calcext:value-type="float">
            <text:p>950.500011444092</text:p>
          </table:table-cell>
          <table:table-cell office:value-type="float" office:value="419.161673812495" calcext:value-type="float">
            <text:p>419.161673812495</text:p>
          </table:table-cell>
          <table:table-cell office:value-type="float" office:value="500" calcext:value-type="float">
            <text:p>500</text:p>
          </table:table-cell>
          <table:table-cell office:value-type="float" office:value="498.8" calcext:value-type="float">
            <text:p>498.8</text:p>
          </table:table-cell>
          <table:table-cell office:value-type="float" office:value="719.4" calcext:value-type="float">
            <text:p>719.4</text:p>
          </table:table-cell>
          <table:table-cell office:value-type="float" office:value="2559" calcext:value-type="float">
            <text:p>2559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string" calcext:value-type="string">
            <text:p>2017-07-27T14:19:00+02:00</text:p>
          </table:table-cell>
          <table:table-cell office:value-type="float" office:value="419" calcext:value-type="float">
            <text:p>419</text:p>
          </table:table-cell>
          <table:table-cell office:value-type="float" office:value="1000" calcext:value-type="float">
            <text:p>1000</text:p>
          </table:table-cell>
          <table:table-cell office:value-type="float" office:value="947.749972343445" calcext:value-type="float">
            <text:p>947.749972343445</text:p>
          </table:table-cell>
          <table:table-cell office:value-type="float" office:value="408.702504202281" calcext:value-type="float">
            <text:p>408.702504202281</text:p>
          </table:table-cell>
          <table:table-cell office:value-type="float" office:value="500" calcext:value-type="float">
            <text:p>500</text:p>
          </table:table-cell>
          <table:table-cell office:value-type="float" office:value="489.8" calcext:value-type="float">
            <text:p>489.8</text:p>
          </table:table-cell>
          <table:table-cell office:value-type="float" office:value="696.6" calcext:value-type="float">
            <text:p>696.6</text:p>
          </table:table-cell>
          <table:table-cell office:value-type="float" office:value="2416" calcext:value-type="float">
            <text:p>2416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2017-07-27T14:20:00+02:00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948.499977588654" calcext:value-type="float">
            <text:p>948.499977588654</text:p>
          </table:table-cell>
          <table:table-cell office:value-type="float" office:value="416.359165521479" calcext:value-type="float">
            <text:p>416.359165521479</text:p>
          </table:table-cell>
          <table:table-cell office:value-type="float" office:value="499.999999994053" calcext:value-type="float">
            <text:p>499.999999994053</text:p>
          </table:table-cell>
          <table:table-cell office:value-type="float" office:value="500.2" calcext:value-type="float">
            <text:p>500.2</text:p>
          </table:table-cell>
          <table:table-cell office:value-type="float" office:value="711" calcext:value-type="float">
            <text:p>711</text:p>
          </table:table-cell>
          <table:table-cell office:value-type="float" office:value="2364" calcext:value-type="float">
            <text:p>2364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string" calcext:value-type="string">
            <text:p>2017-07-27T14:21:00+02:00</text:p>
          </table:table-cell>
          <table:table-cell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office:value-type="float" office:value="949.000000953674" calcext:value-type="float">
            <text:p>949.000000953674</text:p>
          </table:table-cell>
          <table:table-cell office:value-type="float" office:value="418.840077815567" calcext:value-type="float">
            <text:p>418.840077815567</text:p>
          </table:table-cell>
          <table:table-cell office:value-type="float" office:value="499.999999999715" calcext:value-type="float">
            <text:p>499.999999999715</text:p>
          </table:table-cell>
          <table:table-cell office:value-type="float" office:value="502.8" calcext:value-type="float">
            <text:p>502.8</text:p>
          </table:table-cell>
          <table:table-cell office:value-type="float" office:value="703.2" calcext:value-type="float">
            <text:p>703.2</text:p>
          </table:table-cell>
          <table:table-cell office:value-type="float" office:value="2273" calcext:value-type="float">
            <text:p>2273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2017-07-27T14:22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6.250021457672" calcext:value-type="float">
            <text:p>946.250021457672</text:p>
          </table:table-cell>
          <table:table-cell office:value-type="float" office:value="429.215183754976" calcext:value-type="float">
            <text:p>429.215183754976</text:p>
          </table:table-cell>
          <table:table-cell office:value-type="float" office:value="499.999999995668" calcext:value-type="float">
            <text:p>499.999999995668</text:p>
          </table:table-cell>
          <table:table-cell office:value-type="float" office:value="503.6" calcext:value-type="float">
            <text:p>503.6</text:p>
          </table:table-cell>
          <table:table-cell office:value-type="float" office:value="709.2" calcext:value-type="float">
            <text:p>709.2</text:p>
          </table:table-cell>
          <table:table-cell office:value-type="float" office:value="2144" calcext:value-type="float">
            <text:p>2144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string" calcext:value-type="string">
            <text:p>2017-07-27T14:23:00+02:00</text:p>
          </table:table-cell>
          <table:table-cell office:value-type="float" office:value="411" calcext:value-type="float">
            <text:p>411</text:p>
          </table:table-cell>
          <table:table-cell office:value-type="float" office:value="1000" calcext:value-type="float">
            <text:p>1000</text:p>
          </table:table-cell>
          <table:table-cell office:value-type="float" office:value="947.749972343445" calcext:value-type="float">
            <text:p>947.749972343445</text:p>
          </table:table-cell>
          <table:table-cell office:value-type="float" office:value="420.907457176329" calcext:value-type="float">
            <text:p>420.907457176329</text:p>
          </table:table-cell>
          <table:table-cell office:value-type="float" office:value="499.999999999644" calcext:value-type="float">
            <text:p>499.999999999644</text:p>
          </table:table-cell>
          <table:table-cell office:value-type="float" office:value="514.2" calcext:value-type="float">
            <text:p>514.2</text:p>
          </table:table-cell>
          <table:table-cell office:value-type="float" office:value="702" calcext:value-type="float">
            <text:p>702</text:p>
          </table:table-cell>
          <table:table-cell office:value-type="float" office:value="2247" calcext:value-type="float">
            <text:p>2247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string" calcext:value-type="string">
            <text:p>2017-07-27T14:24:00+02:00</text:p>
          </table:table-cell>
          <table:table-cell office:value-type="float" office:value="415" calcext:value-type="float">
            <text:p>415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table:number-columns-repeated="4" office:value-type="string" calcext:value-type="string">
            <text:p>undefined</text:p>
          </table:table-cell>
          <table:table-cell office:value-type="float" office:value="2287" calcext:value-type="float">
            <text:p>2287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string" calcext:value-type="string">
            <text:p>2017-07-27T14:25:00+02:00</text:p>
          </table:table-cell>
          <table:table-cell table:number-columns-repeated="7" office:value-type="string" calcext:value-type="string">
            <text:p>undefined</text:p>
          </table:table-cell>
          <table:table-cell office:value-type="float" office:value="189" calcext:value-type="float">
            <text:p>189</text:p>
          </table:table-cell>
          <table:table-cell office:value-type="float" office:value="136" calcext:value-type="float">
            <text:p>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7T15:55:24.111379295</dc:date>
    <meta:editing-duration>PT8M41S</meta:editing-duration>
    <meta:editing-cycles>3</meta:editing-cycles>
    <meta:generator>LibreOffice/5.2.7.2$Linux_X86_64 LibreOffice_project/20m0$Build-2</meta:generator>
    <meta:document-statistic meta:table-count="1" meta:cell-count="6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426cm" svg:y="2.905cm" style:legend-expansion="high" chart:style-name="ch2"/>
        <chart:plot-area chart:style-name="ch3" table:cell-range-address="'grafana_data_export(24)'.B1:'grafana_data_export(24)'.E40 'grafana_data_export(24)'.G1:'grafana_data_export(24)'.H40" chart:data-source-has-labels="row" svg:x="1.348cm" svg:y="0.18cm" svg:width="9.758cm" svg:height="7.642cm">
          <chartooo:coordinate-region svg:x="2.096cm" svg:y="0.389cm" svg:width="9.01cm" svg:height="6.617cm"/>
          <chart:axis chart:dimension="x" chart:name="primary-x" chart:style-name="ch4">
            <chart:title svg:x="5.576cm" svg:y="8.003cm" chart:style-name="ch5">
              <text:p>Minutes</text:p>
            </chart:title>
          </chart:axis>
          <chart:axis chart:dimension="y" chart:name="primary-y" chart:style-name="ch4">
            <chart:title svg:x="0.451cm" svg:y="4.638cm" chart:style-name="ch6">
              <text:p>Percent</text:p>
            </chart:title>
            <chart:grid chart:style-name="ch7" chart:class="major"/>
          </chart:axis>
          <chart:series chart:style-name="ch8" chart:values-cell-range-address="'grafana_data_export(24)'.B2:'grafana_data_export(24)'.B40" chart:label-cell-address="'grafana_data_export(24)'.B1:'grafana_data_export(24)'.B1" chart:class="chart:line">
            <chart:data-point chart:repeated="39"/>
          </chart:series>
          <chart:series chart:style-name="ch9" chart:values-cell-range-address="'grafana_data_export(24)'.C2:'grafana_data_export(24)'.C40" chart:label-cell-address="'grafana_data_export(24)'.C1:'grafana_data_export(24)'.C1" chart:class="chart:line">
            <chart:data-point chart:repeated="39"/>
          </chart:series>
          <chart:series chart:style-name="ch10" chart:values-cell-range-address="'grafana_data_export(24)'.D2:'grafana_data_export(24)'.D40" chart:label-cell-address="'grafana_data_export(24)'.D1:'grafana_data_export(24)'.D1" chart:class="chart:line">
            <chart:data-point chart:repeated="39"/>
          </chart:series>
          <chart:series chart:style-name="ch11" chart:values-cell-range-address="'grafana_data_export(24)'.E2:'grafana_data_export(24)'.E40" chart:label-cell-address="'grafana_data_export(24)'.E1:'grafana_data_export(24)'.E1" chart:class="chart:line">
            <chart:data-point chart:repeated="39"/>
          </chart:series>
          <chart:series chart:style-name="ch12" chart:values-cell-range-address="'grafana_data_export(24)'.G2:'grafana_data_export(24)'.G40" chart:label-cell-address="'grafana_data_export(24)'.G1:'grafana_data_export(24)'.G1" chart:class="chart:line">
            <chart:data-point chart:repeated="28"/>
            <chart:data-point chart:style-name="ch13" chart:repeated="2"/>
            <chart:data-point chart:repeated="9"/>
          </chart:series>
          <chart:series chart:style-name="ch14" chart:values-cell-range-address="'grafana_data_export(24)'.H2:'grafana_data_export(24)'.H40" chart:label-cell-address="'grafana_data_export(24)'.H1:'grafana_data_export(24)'.H1" chart:class="chart:line">
            <chart:data-point chart:repeated="3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Middletier</text:p>
                <draw:g>
                  <svg:desc>'grafana_data_export(24)'.B1:'grafana_data_export(24)'.B1</svg:desc>
                </draw:g>
              </table:table-cell>
              <table:table-cell office:value-type="string">
                <text:p>CPU Limit</text:p>
                <draw:g>
                  <svg:desc>'grafana_data_export(24)'.C1:'grafana_data_export(24)'.C1</svg:desc>
                </draw:g>
              </table:table-cell>
              <table:table-cell office:value-type="string">
                <text:p>CPU Node</text:p>
                <draw:g>
                  <svg:desc>'grafana_data_export(24)'.D1:'grafana_data_export(24)'.D1</svg:desc>
                </draw:g>
              </table:table-cell>
              <table:table-cell office:value-type="string">
                <text:p>CFP Middletier</text:p>
                <draw:g>
                  <svg:desc>'grafana_data_export(24)'.E1:'grafana_data_export(24)'.E1</svg:desc>
                </draw:g>
              </table:table-cell>
              <table:table-cell office:value-type="string">
                <text:p>FPM Node</text:p>
                <draw:g>
                  <svg:desc>'grafana_data_export(24)'.G1:'grafana_data_export(24)'.G1</svg:desc>
                </draw:g>
              </table:table-cell>
              <table:table-cell office:value-type="string">
                <text:p>FPM Middletier</text:p>
                <draw:g>
                  <svg:desc>'grafana_data_export(24)'.H1:'grafana_data_export(24)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1">
                <text:p>0.051</text:p>
                <draw:g>
                  <svg:desc>'grafana_data_export(24)'.B2:'grafana_data_export(24)'.B40</svg:desc>
                </draw:g>
              </table:table-cell>
              <table:table-cell office:value-type="float" office:value="1">
                <text:p>1</text:p>
                <draw:g>
                  <svg:desc>'grafana_data_export(24)'.C2:'grafana_data_export(24)'.C40</svg:desc>
                </draw:g>
              </table:table-cell>
              <table:table-cell office:value-type="float" office:value="0.986000001430512">
                <text:p>0.986000001430512</text:p>
                <draw:g>
                  <svg:desc>'grafana_data_export(24)'.D2:'grafana_data_export(24)'.D40</svg:desc>
                </draw:g>
              </table:table-cell>
              <table:table-cell office:value-type="float" office:value="NaN">
                <text:p>NaN</text:p>
                <draw:g>
                  <svg:desc>'grafana_data_export(24)'.E2:'grafana_data_export(24)'.E40</svg:desc>
                </draw:g>
              </table:table-cell>
              <table:table-cell office:value-type="float" office:value="NaN">
                <text:p>NaN</text:p>
                <draw:g>
                  <svg:desc>'grafana_data_export(24)'.G2:'grafana_data_export(24)'.G40</svg:desc>
                </draw:g>
              </table:table-cell>
              <table:table-cell office:value-type="float" office:value="NaN">
                <text:p>NaN</text:p>
                <draw:g>
                  <svg:desc>'grafana_data_export(24)'.H2:'grafana_data_export(24)'.H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9">
                <text:p>0.049</text:p>
              </table:table-cell>
              <table:table-cell office:value-type="float" office:value="1">
                <text:p>1</text:p>
              </table:table-cell>
              <table:table-cell office:value-type="float" office:value="0.985249996185303">
                <text:p>0.985249996185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8">
                <text:p>0.048</text:p>
              </table:table-cell>
              <table:table-cell office:value-type="float" office:value="1">
                <text:p>1</text:p>
              </table:table-cell>
              <table:table-cell office:value-type="float" office:value="0.986000001430512">
                <text:p>0.986000001430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3">
                <text:p>0.043</text:p>
              </table:table-cell>
              <table:table-cell office:value-type="float" office:value="1">
                <text:p>1</text:p>
              </table:table-cell>
              <table:table-cell office:value-type="float" office:value="0.986000001430512">
                <text:p>0.986000001430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7">
                <text:p>0.047</text:p>
              </table:table-cell>
              <table:table-cell office:value-type="float" office:value="1">
                <text:p>1</text:p>
              </table:table-cell>
              <table:table-cell office:value-type="float" office:value="0.985750019550324">
                <text:p>0.985750019550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7">
                <text:p>0.047</text:p>
              </table:table-cell>
              <table:table-cell office:value-type="float" office:value="1">
                <text:p>1</text:p>
              </table:table-cell>
              <table:table-cell office:value-type="float" office:value="0.986249983310699">
                <text:p>0.98624998331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8">
                <text:p>0.048</text:p>
              </table:table-cell>
              <table:table-cell office:value-type="float" office:value="1">
                <text:p>1</text:p>
              </table:table-cell>
              <table:table-cell office:value-type="float" office:value="0.986000001430512">
                <text:p>0.986000001430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3">
                <text:p>0.043</text:p>
              </table:table-cell>
              <table:table-cell office:value-type="float" office:value="1">
                <text:p>1</text:p>
              </table:table-cell>
              <table:table-cell office:value-type="float" office:value="0.986500024795532">
                <text:p>0.986500024795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8">
                <text:p>0.048</text:p>
              </table:table-cell>
              <table:table-cell office:value-type="float" office:value="1">
                <text:p>1</text:p>
              </table:table-cell>
              <table:table-cell office:value-type="float" office:value="0.985499978065491">
                <text:p>0.985499978065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6">
                <text:p>0.046</text:p>
              </table:table-cell>
              <table:table-cell office:value-type="float" office:value="1">
                <text:p>1</text:p>
              </table:table-cell>
              <table:table-cell office:value-type="float" office:value="0.986500024795532">
                <text:p>0.986500024795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4">
                <text:p>0.044</text:p>
              </table:table-cell>
              <table:table-cell office:value-type="float" office:value="1">
                <text:p>1</text:p>
              </table:table-cell>
              <table:table-cell office:value-type="float" office:value="0.986249983310699">
                <text:p>0.98624998331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">
                <text:p>0.045</text:p>
              </table:table-cell>
              <table:table-cell office:value-type="float" office:value="1">
                <text:p>1</text:p>
              </table:table-cell>
              <table:table-cell office:value-type="float" office:value="0.985499978065491">
                <text:p>0.985499978065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1">
                <text:p>0.041</text:p>
              </table:table-cell>
              <table:table-cell office:value-type="float" office:value="1">
                <text:p>1</text:p>
              </table:table-cell>
              <table:table-cell office:value-type="float" office:value="0.986000001430512">
                <text:p>0.986000001430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2">
                <text:p>0.162</text:p>
              </table:table-cell>
              <table:table-cell office:value-type="float" office:value="1">
                <text:p>1</text:p>
              </table:table-cell>
              <table:table-cell office:value-type="float" office:value="0.967000007629395">
                <text:p>0.967000007629395</text:p>
              </table:table-cell>
              <table:table-cell office:value-type="float" office:value="0">
                <text:p>0</text:p>
              </table:table-cell>
              <table:table-cell office:value-type="float" office:value="0.0028">
                <text:p>0.0028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05">
                <text:p>0.405</text:p>
              </table:table-cell>
              <table:table-cell office:value-type="float" office:value="1">
                <text:p>1</text:p>
              </table:table-cell>
              <table:table-cell office:value-type="float" office:value="0.946250021457672">
                <text:p>0.946250021457672</text:p>
              </table:table-cell>
              <table:table-cell office:value-type="float" office:value="0.000000260464618762057">
                <text:p>0.000000260464618762057</text:p>
              </table:table-cell>
              <table:table-cell office:value-type="float" office:value="0.3194">
                <text:p>0.3194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04">
                <text:p>0.404</text:p>
              </table:table-cell>
              <table:table-cell office:value-type="float" office:value="1">
                <text:p>1</text:p>
              </table:table-cell>
              <table:table-cell office:value-type="float" office:value="0.945999979972839">
                <text:p>0.945999979972839</text:p>
              </table:table-cell>
              <table:table-cell office:value-type="float" office:value="0.000000308118700997895">
                <text:p>0.000000308118700997895</text:p>
              </table:table-cell>
              <table:table-cell office:value-type="float" office:value="0.3096">
                <text:p>0.309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2">
                <text:p>0.402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0.000000161720337010784">
                <text:p>0.000000161720337010784</text:p>
              </table:table-cell>
              <table:table-cell office:value-type="float" office:value="0.3202">
                <text:p>0.3202</text:p>
              </table:table-cell>
              <table:table-cell office:value-type="float" office:value="0.3136">
                <text:p>0.3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6">
                <text:p>0.416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0.000000423995099974039">
                <text:p>0.000000423995099974039</text:p>
              </table:table-cell>
              <table:table-cell office:value-type="float" office:value="0.3226">
                <text:p>0.3226</text:p>
              </table:table-cell>
              <table:table-cell office:value-type="float" office:value="0.3174">
                <text:p>0.31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01">
                <text:p>0.401</text:p>
              </table:table-cell>
              <table:table-cell office:value-type="float" office:value="1">
                <text:p>1</text:p>
              </table:table-cell>
              <table:table-cell office:value-type="float" office:value="0.950250029563904">
                <text:p>0.950250029563904</text:p>
              </table:table-cell>
              <table:table-cell office:value-type="float" office:value="0.000000317221651779942">
                <text:p>0.000000317221651779942</text:p>
              </table:table-cell>
              <table:table-cell office:value-type="float" office:value="0.3082">
                <text:p>0.3082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4">
                <text:p>0.384</text:p>
              </table:table-cell>
              <table:table-cell office:value-type="float" office:value="1">
                <text:p>1</text:p>
              </table:table-cell>
              <table:table-cell office:value-type="float" office:value="0.952499985694885">
                <text:p>0.952499985694885</text:p>
              </table:table-cell>
              <table:table-cell office:value-type="float" office:value="0.000000236707857093066">
                <text:p>0.000000236707857093066</text:p>
              </table:table-cell>
              <table:table-cell office:value-type="float" office:value="0.3064">
                <text:p>0.3064</text:p>
              </table:table-cell>
              <table:table-cell office:value-type="float" office:value="0.3162">
                <text:p>0.31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02">
                <text:p>0.402</text:p>
              </table:table-cell>
              <table:table-cell office:value-type="float" office:value="1">
                <text:p>1</text:p>
              </table:table-cell>
              <table:table-cell office:value-type="float" office:value="0.950500011444092">
                <text:p>0.950500011444092</text:p>
              </table:table-cell>
              <table:table-cell office:value-type="float" office:value="0.000000279436881300832">
                <text:p>0.000000279436881300832</text:p>
              </table:table-cell>
              <table:table-cell office:value-type="float" office:value="0.326">
                <text:p>0.326</text:p>
              </table:table-cell>
              <table:table-cell office:value-type="float" office:value="0.3132">
                <text:p>0.31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50999975204468">
                <text:p>0.950999975204468</text:p>
              </table:table-cell>
              <table:table-cell office:value-type="float" office:value="0.000000163350254822614">
                <text:p>0.000000163350254822614</text:p>
              </table:table-cell>
              <table:table-cell office:value-type="float" office:value="0.3174">
                <text:p>0.3174</text:p>
              </table:table-cell>
              <table:table-cell office:value-type="float" office:value="0.3106">
                <text:p>0.3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95074999332428">
                <text:p>0.95074999332428</text:p>
              </table:table-cell>
              <table:table-cell office:value-type="float" office:value="0.171044052941439">
                <text:p>0.171044052941439</text:p>
              </table:table-cell>
              <table:table-cell office:value-type="float" office:value="0.3078">
                <text:p>0.3078</text:p>
              </table:table-cell>
              <table:table-cell office:value-type="float" office:value="0.4334">
                <text:p>0.43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  <table:table-cell office:value-type="float" office:value="0.953000009059906">
                <text:p>0.953000009059906</text:p>
              </table:table-cell>
              <table:table-cell office:value-type="float" office:value="0.495531560657875">
                <text:p>0.495531560657875</text:p>
              </table:table-cell>
              <table:table-cell office:value-type="float" office:value="0.3136">
                <text:p>0.3136</text:p>
              </table:table-cell>
              <table:table-cell office:value-type="float" office:value="0.6428">
                <text:p>0.64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2">
                <text:p>0.392</text:p>
              </table:table-cell>
              <table:table-cell office:value-type="float" office:value="1">
                <text:p>1</text:p>
              </table:table-cell>
              <table:table-cell office:value-type="float" office:value="0.95074999332428">
                <text:p>0.95074999332428</text:p>
              </table:table-cell>
              <table:table-cell office:value-type="float" office:value="0.423363594567637">
                <text:p>0.423363594567637</text:p>
              </table:table-cell>
              <table:table-cell office:value-type="float" office:value="0.2992">
                <text:p>0.2992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96">
                <text:p>0.396</text:p>
              </table:table-cell>
              <table:table-cell office:value-type="float" office:value="1">
                <text:p>1</text:p>
              </table:table-cell>
              <table:table-cell office:value-type="float" office:value="0.950999975204468">
                <text:p>0.950999975204468</text:p>
              </table:table-cell>
              <table:table-cell office:value-type="float" office:value="0.422168784027566">
                <text:p>0.422168784027566</text:p>
              </table:table-cell>
              <table:table-cell office:value-type="float" office:value="0.2994">
                <text:p>0.2994</text:p>
              </table:table-cell>
              <table:table-cell office:value-type="float" office:value="0.5908">
                <text:p>0.59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14">
                <text:p>0.414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0.430099683229075">
                <text:p>0.430099683229075</text:p>
              </table:table-cell>
              <table:table-cell office:value-type="float" office:value="0.3084">
                <text:p>0.3084</text:p>
              </table:table-cell>
              <table:table-cell office:value-type="float" office:value="0.6116">
                <text:p>0.61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42123265538566">
                <text:p>0.42123265538566</text:p>
              </table:table-cell>
              <table:table-cell office:value-type="float" office:value="0.3004">
                <text:p>0.3004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79">
                <text:p>0.379</text:p>
              </table:table-cell>
              <table:table-cell office:value-type="float" office:value="1">
                <text:p>1</text:p>
              </table:table-cell>
              <table:table-cell office:value-type="float" office:value="0.949750006198883">
                <text:p>0.949750006198883</text:p>
              </table:table-cell>
              <table:table-cell office:value-type="float" office:value="0.410336090736963">
                <text:p>0.410336090736963</text:p>
              </table:table-cell>
              <table:table-cell office:value-type="float" office:value="0.3106">
                <text:p>0.3106</text:p>
              </table:table-cell>
              <table:table-cell office:value-type="float" office:value="0.5856">
                <text:p>0.58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9">
                <text:p>0.409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.421347475955609">
                <text:p>0.421347475955609</text:p>
              </table:table-cell>
              <table:table-cell office:value-type="float" office:value="0.324">
                <text:p>0.324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9">
                <text:p>0.409</text:p>
              </table:table-cell>
              <table:table-cell office:value-type="float" office:value="1">
                <text:p>1</text:p>
              </table:table-cell>
              <table:table-cell office:value-type="float" office:value="0.949500024318695">
                <text:p>0.949500024318695</text:p>
              </table:table-cell>
              <table:table-cell office:value-type="float" office:value="0.419530127830963">
                <text:p>0.419530127830963</text:p>
              </table:table-cell>
              <table:table-cell office:value-type="float" office:value="0.398">
                <text:p>0.398</text:p>
              </table:table-cell>
              <table:table-cell office:value-type="float" office:value="0.6554">
                <text:p>0.65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04">
                <text:p>0.404</text:p>
              </table:table-cell>
              <table:table-cell office:value-type="float" office:value="1">
                <text:p>1</text:p>
              </table:table-cell>
              <table:table-cell office:value-type="float" office:value="0.950500011444092">
                <text:p>0.950500011444092</text:p>
              </table:table-cell>
              <table:table-cell office:value-type="float" office:value="0.419161673812495">
                <text:p>0.419161673812495</text:p>
              </table:table-cell>
              <table:table-cell office:value-type="float" office:value="0.4988">
                <text:p>0.4988</text:p>
              </table:table-cell>
              <table:table-cell office:value-type="float" office:value="0.7194">
                <text:p>0.71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19">
                <text:p>0.419</text:p>
              </table:table-cell>
              <table:table-cell office:value-type="float" office:value="1">
                <text:p>1</text:p>
              </table:table-cell>
              <table:table-cell office:value-type="float" office:value="0.947749972343445">
                <text:p>0.947749972343445</text:p>
              </table:table-cell>
              <table:table-cell office:value-type="float" office:value="0.408702504202281">
                <text:p>0.408702504202281</text:p>
              </table:table-cell>
              <table:table-cell office:value-type="float" office:value="0.4898">
                <text:p>0.4898</text:p>
              </table:table-cell>
              <table:table-cell office:value-type="float" office:value="0.6966">
                <text:p>0.69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05">
                <text:p>0.405</text:p>
              </table:table-cell>
              <table:table-cell office:value-type="float" office:value="1">
                <text:p>1</text:p>
              </table:table-cell>
              <table:table-cell office:value-type="float" office:value="0.948499977588654">
                <text:p>0.948499977588654</text:p>
              </table:table-cell>
              <table:table-cell office:value-type="float" office:value="0.416359165521479">
                <text:p>0.416359165521479</text:p>
              </table:table-cell>
              <table:table-cell office:value-type="float" office:value="0.5002">
                <text:p>0.5002</text:p>
              </table:table-cell>
              <table:table-cell office:value-type="float" office:value="0.711">
                <text:p>0.7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  <table:table-cell office:value-type="float" office:value="0.949000000953674">
                <text:p>0.949000000953674</text:p>
              </table:table-cell>
              <table:table-cell office:value-type="float" office:value="0.418840077815567">
                <text:p>0.418840077815567</text:p>
              </table:table-cell>
              <table:table-cell office:value-type="float" office:value="0.5028">
                <text:p>0.5028</text:p>
              </table:table-cell>
              <table:table-cell office:value-type="float" office:value="0.7032">
                <text:p>0.70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46250021457672">
                <text:p>0.946250021457672</text:p>
              </table:table-cell>
              <table:table-cell office:value-type="float" office:value="0.429215183754975">
                <text:p>0.429215183754975</text:p>
              </table:table-cell>
              <table:table-cell office:value-type="float" office:value="0.5036">
                <text:p>0.5036</text:p>
              </table:table-cell>
              <table:table-cell office:value-type="float" office:value="0.7092">
                <text:p>0.70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11">
                <text:p>0.411</text:p>
              </table:table-cell>
              <table:table-cell office:value-type="float" office:value="1">
                <text:p>1</text:p>
              </table:table-cell>
              <table:table-cell office:value-type="float" office:value="0.947749972343445">
                <text:p>0.947749972343445</text:p>
              </table:table-cell>
              <table:table-cell office:value-type="float" office:value="0.420907457176329">
                <text:p>0.420907457176329</text:p>
              </table:table-cell>
              <table:table-cell office:value-type="float" office:value="0.5142">
                <text:p>0.5142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15">
                <text:p>0.415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